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0.702cm" fo:margin-left="6.299cm" table:align="left"/>
    </style:style>
    <style:style style:name="Таблица1.A" style:family="table-column">
      <style:table-column-properties style:column-width="5.868cm"/>
    </style:style>
    <style:style style:name="Таблица1.B" style:family="table-column">
      <style:table-column-properties style:column-width="4.833cm"/>
    </style:style>
    <style:style style:name="Таблица1.A1" style:family="table-cell">
      <style:table-cell-properties style:vertical-align="bottom" fo:padding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1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1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3" style:family="table">
      <style:table-properties style:width="17cm" table:align="left" style:writing-mode="lr-tb"/>
    </style:style>
    <style:style style:name="Таблица3.A" style:family="table-column">
      <style:table-column-properties style:column-width="8.147cm"/>
    </style:style>
    <style:style style:name="Таблица3.B" style:family="table-column">
      <style:table-column-properties style:column-width="8.853cm"/>
    </style:style>
    <style:style style:name="Таблица3.A1" style:family="table-cell">
      <style:table-cell-properties style:vertical-align="middle" fo:background-color="#cccccc" fo:padding-left="0.076cm" fo:padding-right="0.076cm" fo:padding-top="0.051cm" fo:padding-bottom="0.051cm" fo:border="0.05pt solid #000000">
        <style:background-image/>
      </style:table-cell-properties>
    </style:style>
    <style:style style:name="Таблица3.B1" style:family="table-cell">
      <style:table-cell-properties style:vertical-align="middle" fo:background-color="#d9d9d9" fo:padding-left="0cm" fo:padding-right="0.076cm" fo:padding-top="0.051cm" fo:padding-bottom="0.051cm" fo:border-left="none" fo:border-right="0.05pt solid #000000" fo:border-top="0.05pt solid #000000" fo:border-bottom="0.05pt solid #000000">
        <style:background-image/>
      </style:table-cell-properties>
    </style:style>
    <style:style style:name="Таблица3.A2" style:family="table-cell">
      <style:table-cell-properties style:vertical-align="middle" fo:background-color="#cccccc" fo:padding-left="0.076cm" fo:padding-right="0.076cm" fo:padding-top="0cm" fo:padding-bottom="0.051cm" fo:border-left="0.05pt solid #000000" fo:border-right="0.05pt solid #000000" fo:border-top="none" fo:border-bottom="0.05pt solid #000000">
        <style:background-image/>
      </style:table-cell-properties>
    </style:style>
    <style:style style:name="Таблица3.B2" style:family="table-cell">
      <style:table-cell-properties style:vertical-align="middle" fo:background-color="#d9d9d9" fo:padding-left="0cm" fo:padding-right="0.076cm" fo:padding-top="0cm" fo:padding-bottom="0.051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line-height="115%"/>
    </style:style>
    <style:style style:name="P3" style:family="paragraph" style:parent-style-name="Standard_20__28_user_29_">
      <style:paragraph-properties fo:text-align="justify" style:justify-single-word="false"/>
      <style:text-properties style:font-name="Times New Roman1" fo:font-size="14pt" officeooo:paragraph-rsid="000527c3" style:font-size-asian="14pt" style:font-name-complex="Times New Roman1" style:font-size-complex="14pt"/>
    </style:style>
    <style:style style:name="P4" style:family="paragraph" style:parent-style-name="Standard_20__28_user_29_">
      <style:text-properties style:font-name="Times New Roman1" officeooo:paragraph-rsid="0005cf20"/>
    </style:style>
    <style:style style:name="P5" style:family="paragraph" style:parent-style-name="Standard_20__28_user_29_">
      <style:paragraph-properties fo:text-align="justify" style:justify-single-word="false"/>
    </style:style>
    <style:style style:name="P6" style:family="paragraph" style:parent-style-name="Standard_20__28_user_29_">
      <style:paragraph-properties fo:text-align="justify" style:justify-single-word="false"/>
      <style:text-properties officeooo:paragraph-rsid="00079841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_20__28_user_29_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Standard_20__28_user_29_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11" style:family="paragraph" style:parent-style-name="Standard_20__28_user_29_">
      <style:text-properties style:font-name="Times New Roman" fo:font-size="18pt" fo:language="ru" fo:country="RU" fo:font-weight="bold" officeooo:paragraph-rsid="00079841" style:font-size-asian="18pt" style:font-weight-asian="bold" style:font-size-complex="18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_20__28_user_29_">
      <style:text-properties style:font-name="Times New Roman" fo:font-size="10pt" style:font-size-asian="10pt" style:font-size-complex="10pt"/>
    </style:style>
    <style:style style:name="P14" style:family="paragraph" style:parent-style-name="Standard_20__28_user_29_">
      <style:paragraph-properties fo:text-align="start" style:justify-single-word="false"/>
      <style:text-properties style:font-name="Courier New" fo:font-size="8pt" fo:language="ru" fo:country="RU" fo:font-weight="normal" officeooo:paragraph-rsid="00079841" style:font-size-asian="8pt" style:font-weight-asian="normal" style:font-size-complex="8pt" style:font-weight-complex="normal"/>
    </style:style>
    <style:style style:name="P15" style:family="paragraph" style:parent-style-name="Standard_20__28_user_29_">
      <style:paragraph-properties fo:text-align="start" style:justify-single-word="false"/>
      <style:text-properties style:font-name="Courier New" fo:font-size="8pt" officeooo:paragraph-rsid="00079841" style:font-size-asian="8pt" style:font-size-complex="8pt"/>
    </style:style>
    <style:style style:name="P16" style:family="paragraph" style:parent-style-name="Standard_20__28_user_29_">
      <style:paragraph-properties fo:text-align="start" style:justify-single-word="false"/>
      <style:text-properties style:font-name="Courier New" fo:font-size="16pt" fo:font-weight="normal" officeooo:rsid="00079841" officeooo:paragraph-rsid="00079841" style:font-size-asian="16pt" style:font-weight-asian="normal" style:font-size-complex="16pt" style:font-weight-complex="normal"/>
    </style:style>
    <style:style style:name="P17" style:family="paragraph" style:parent-style-name="Standard_20__28_user_29_">
      <style:paragraph-properties fo:text-align="start" style:justify-single-word="false"/>
      <style:text-properties officeooo:paragraph-rsid="00079841"/>
    </style:style>
    <style:style style:name="P18" style:family="paragraph" style:parent-style-name="Standard_20__28_user_29_">
      <style:paragraph-properties fo:text-align="start" style:justify-single-word="false"/>
      <style:text-properties officeooo:paragraph-rsid="0007d56b"/>
    </style:style>
    <style:style style:name="P19" style:family="paragraph" style:parent-style-name="Standard_20__28_user_29_">
      <style:text-properties officeooo:paragraph-rsid="0005cf20"/>
    </style:style>
    <style:style style:name="P20" style:family="paragraph" style:parent-style-name="Обычный_20__28_Интернет_29_">
      <style:paragraph-properties fo:text-align="justify" style:justify-single-word="false"/>
    </style:style>
    <style:style style:name="P21" style:family="paragraph" style:parent-style-name="Standard">
      <style:paragraph-properties style:line-height-at-least="0.478cm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style:line-height-at-least="0.478cm" fo:text-align="justify" style:justify-single-word="false"/>
      <style:text-properties style:font-name="Times New Roman" fo:font-size="14pt" fo:font-weight="normal" officeooo:rsid="00075764" officeooo:paragraph-rsid="00079841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style:line-height-at-least="0.478cm" fo:text-align="justify" style:justify-single-word="false"/>
      <style:text-properties style:font-name="Times New Roman" fo:font-size="14pt" fo:font-weight="normal" officeooo:rsid="00079841" officeooo:paragraph-rsid="00079841" style:font-size-asian="14pt" style:font-weight-asian="normal" style:font-name-complex="Times New Roman1" style:font-size-complex="14pt" style:font-weight-complex="normal"/>
    </style:style>
    <style:style style:name="P24" style:family="paragraph" style:parent-style-name="Table_20_Contents">
      <style:text-properties fo:color="#000000" style:font-name="Times New Roman" fo:font-size="14pt" fo:font-weight="normal"/>
    </style:style>
    <style:style style:name="P25" style:family="paragraph" style:parent-style-name="Table_20_Contents">
      <style:text-properties style:font-name="Times New Roman" fo:font-size="18pt" style:font-size-asian="18pt" style:font-size-complex="18pt"/>
    </style:style>
    <style:style style:name="P26" style:family="paragraph" style:parent-style-name="Table_20_Contents">
      <style:paragraph-properties fo:text-align="end" style:justify-single-word="false"/>
      <style:text-properties style:font-name="Times New Roman" fo:font-size="18pt" style:font-size-asian="18pt" style:font-size-complex="18pt"/>
    </style:style>
    <style:style style:name="P27" style:family="paragraph" style:parent-style-name="Table_20_Contents">
      <style:text-properties style:font-name="Times New Roman" fo:font-size="18pt" officeooo:rsid="0009e01f" officeooo:paragraph-rsid="0009e01f" style:font-size-asian="18pt" style:font-size-complex="18pt"/>
    </style:style>
    <style:style style:name="P28" style:family="paragraph" style:parent-style-name="Table_20_Contents">
      <style:text-properties style:font-name="Times New Roman" fo:font-size="14pt" fo:font-weight="normal"/>
    </style:style>
    <style:style style:name="P29" style:family="paragraph" style:parent-style-name="Table_20_Contents">
      <style:text-properties style:font-name="Times New Roman" fo:font-size="14pt" fo:font-weight="normal" officeooo:rsid="000b3b8e" officeooo:paragraph-rsid="000b3b8e"/>
    </style:style>
    <style:style style:name="P30" style:family="paragraph" style:parent-style-name="Table_20_Contents">
      <style:text-properties style:font-name="Times New Roman" fo:font-size="14pt" fo:font-weight="normal" officeooo:rsid="000c9959" officeooo:paragraph-rsid="000c9959"/>
    </style:style>
    <style:style style:name="P31" style:family="paragraph" style:parent-style-name="Table_20_Contents">
      <style:text-properties officeooo:paragraph-rsid="000c9959"/>
    </style:style>
    <style:style style:name="P32" style:family="paragraph" style:parent-style-name="Standard">
      <style:paragraph-properties style:line-height-at-least="0.492cm"/>
      <style:text-properties fo:color="#000000" style:font-name="Droid Sans Mono" fo:font-size="10.3000001907349pt" fo:font-weight="normal" fo:background-color="#ffffff"/>
    </style:style>
    <style:style style:name="P33" style:family="paragraph" style:parent-style-name="Standard">
      <style:paragraph-properties fo:text-align="start" style:justify-single-word="false"/>
      <style:text-properties fo:color="#000000" style:font-name="Droid Sans Mono" fo:font-size="8pt" fo:language="ru" fo:country="RU" fo:font-weight="normal" officeooo:rsid="000e003f" officeooo:paragraph-rsid="000e003f" fo:background-color="#ffffff" style:font-size-asian="8pt" style:font-weight-asian="normal" style:font-size-complex="8pt" style:font-weight-complex="normal"/>
    </style:style>
    <style:style style:name="P34" style:family="paragraph" style:parent-style-name="Standard">
      <style:paragraph-properties style:line-height-at-least="0.492cm"/>
      <style:text-properties fo:color="#000000" style:font-name="Droid Sans Mono" fo:font-size="8pt" fo:font-weight="normal" fo:background-color="#ffffff" style:font-size-asian="8pt" style:font-size-complex="8pt"/>
    </style:style>
    <style:style style:name="P35" style:family="paragraph" style:parent-style-name="Standard">
      <style:paragraph-properties style:line-height-at-least="0.492cm"/>
      <style:text-properties fo:font-size="8pt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fo:color="#008000" style:font-name="Droid Sans Mono" fo:font-size="8pt" fo:language="ru" fo:country="RU" fo:font-weight="normal" officeooo:rsid="000e003f" officeooo:paragraph-rsid="000e003f" fo:background-color="#ffffff" style:font-size-asian="8pt" style:font-weight-asian="normal" style:font-size-complex="8pt" style:font-weight-complex="normal"/>
    </style:style>
    <style:style style:name="P37" style:family="paragraph" style:parent-style-name="Standard">
      <style:paragraph-properties style:line-height-at-least="0.492cm"/>
      <style:text-properties fo:color="#008000" style:font-name="Droid Sans Mono" fo:font-size="8pt" fo:font-weight="normal" fo:background-color="#ffffff" style:font-size-asian="8pt" style:font-size-complex="8pt"/>
    </style:style>
    <style:style style:name="P38" style:family="paragraph" style:parent-style-name="Standard">
      <style:paragraph-properties style:line-height-at-least="0.492cm"/>
      <style:text-properties fo:color="#0000ff" style:font-name="Droid Sans Mono" fo:font-size="8pt" fo:font-weight="normal" fo:background-color="#ffffff" style:font-size-asian="8pt" style:font-size-complex="8pt"/>
    </style:style>
    <style:style style:name="P39" style:family="paragraph" style:parent-style-name="Standard">
      <style:paragraph-properties fo:margin-top="0cm" fo:margin-bottom="0.499cm" loext:contextual-spacing="false" style:line-height-at-least="0.492cm"/>
      <style:text-properties fo:color="#000000" style:font-name="Droid Sans Mono" fo:font-size="8pt" fo:font-weight="normal" fo:background-color="#ffffff" style:font-size-asian="8pt" style:font-size-complex="8pt"/>
    </style:style>
    <style:style style:name="P40" style:family="paragraph" style:parent-style-name="Standard">
      <style:paragraph-properties fo:margin-top="0cm" fo:margin-bottom="0.499cm" loext:contextual-spacing="false" style:line-height-at-least="0.492cm"/>
      <style:text-properties fo:font-size="8pt" style:font-size-asian="8pt" style:font-size-complex="8pt"/>
    </style:style>
    <style:style style:name="P41" style:family="paragraph" style:parent-style-name="Standard_20__28_user_29_" style:master-page-name="MP0">
      <style:paragraph-properties fo:text-align="center" style:justify-single-word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42" style:family="paragraph" style:parent-style-name="Standard_20__28_user_29_">
      <style:text-properties officeooo:paragraph-rsid="0005cf20"/>
    </style:style>
    <style:style style:name="P43" style:family="paragraph" style:parent-style-name="Standard_20__28_user_29_">
      <style:paragraph-properties fo:text-align="justify" style:justify-single-word="false"/>
      <style:text-properties officeooo:paragraph-rsid="00079841"/>
    </style:style>
    <style:style style:name="P44" style:family="paragraph" style:parent-style-name="Standard_20__28_user_29_">
      <style:text-properties style:font-name="Times New Roman" fo:font-size="10pt" style:font-size-asian="10pt" style:font-size-complex="10pt"/>
    </style:style>
    <style:style style:name="P45" style:family="paragraph" style:parent-style-name="Standard_20__28_user_29_">
      <style:paragraph-properties fo:text-align="start" style:justify-single-word="false"/>
      <style:text-properties style:font-name="Times New Roman" fo:font-size="18pt" fo:language="ru" fo:country="RU" fo:font-weight="normal" officeooo:rsid="000e003f" officeooo:paragraph-rsid="000e003f" style:font-size-asian="18pt" style:font-weight-asian="normal" style:font-size-complex="18pt" style:font-weight-complex="normal"/>
    </style:style>
    <style:style style:name="P46" style:family="paragraph" style:parent-style-name="Table_20_Contents">
      <style:text-properties style:font-name="Times New Roman" fo:font-size="14pt" fo:font-weight="normal" officeooo:rsid="000c9959"/>
    </style:style>
    <style:style style:name="P47" style:family="paragraph" style:parent-style-name="Обычный_20__28_Интернет_29_" style:list-style-name="L1">
      <style:paragraph-properties fo:margin-top="0cm" fo:margin-bottom="0cm" loext:contextual-spacing="false" fo:text-align="justify" style:justify-single-word="false"/>
    </style:style>
    <style:style style:name="P48" style:family="paragraph" style:parent-style-name="Обычный_20__28_Интернет_29_" style:list-style-name="L1">
      <style:paragraph-properties fo:margin-top="0cm" fo:margin-bottom="0cm" loext:contextual-spacing="false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49" style:family="paragraph" style:parent-style-name="Обычный_20__28_Интернет_29_" style:list-style-name="L1">
      <style:paragraph-properties fo:margin-top="0cm" fo:margin-bottom="0cm" loext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officeooo:rsid="000527c3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use-window-font-color="true" style:font-name="Times New Roman" fo:font-size="16pt" fo:letter-spacing="normal" fo:language="ru" fo:country="RU" fo:font-style="normal" fo:font-weight="normal" officeooo:rsid="0007d56b" fo:background-color="transparent" loext:char-shading-value="0" style:font-size-asian="16pt" style:font-weight-asian="normal" style:font-size-complex="16pt" style:font-weight-complex="normal"/>
    </style:style>
    <style:style style:name="T4" style:family="text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T5" style:family="text">
      <style:text-properties style:font-name="Times New Roman" fo:font-size="18pt" fo:language="ru" fo:country="RU" fo:font-weight="bold" officeooo:rsid="00079841" style:font-size-asian="18pt" style:font-weight-asian="bold" style:font-size-complex="18pt" style:font-weight-complex="bold"/>
    </style:style>
    <style:style style:name="T6" style:family="text">
      <style:text-properties style:font-name="Times New Roman" fo:font-size="18pt" fo:language="ru" fo:country="RU" style:font-size-asian="18pt" style:font-size-complex="18pt"/>
    </style:style>
    <style:style style:name="T7" style:family="text">
      <style:text-properties style:font-name="Times New Roman" fo:font-size="18pt" fo:language="ru" fo:country="RU" officeooo:rsid="0009e01f" style:font-size-asian="18pt" style:font-size-complex="18pt"/>
    </style:style>
    <style:style style:name="T8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Times New Roman" fo:font-size="18pt" fo:font-weight="bold" officeooo:rsid="0009e01f" style:font-size-asian="18pt" style:font-weight-asian="bold" style:font-size-complex="18pt" style:font-weight-complex="bold"/>
    </style:style>
    <style:style style:name="T10" style:family="text">
      <style:text-properties style:font-name="Times New Roman" fo:language="ru" fo:country="RU"/>
    </style:style>
    <style:style style:name="T11" style:family="text">
      <style:text-properties style:font-name="Times New Roman" fo:language="ru" fo:country="RU" officeooo:rsid="0007d56b"/>
    </style:style>
    <style:style style:name="T12" style:family="text">
      <style:text-properties style:font-name="Times New Roman" fo:language="ru" fo:country="RU" officeooo:rsid="000527c3" fo:background-color="transparent" loext:char-shading-value="0"/>
    </style:style>
    <style:style style:name="T13" style:family="text">
      <style:text-properties style:font-name="Times New Roman" fo:language="ru" fo:country="RU" officeooo:rsid="000c9959" fo:background-color="transparent" loext:char-shading-value="0"/>
    </style:style>
    <style:style style:name="T14" style:family="text">
      <style:text-properties style:font-name="Times New Roman" fo:language="ru" fo:country="RU" officeooo:rsid="000fa9fd"/>
    </style:style>
    <style:style style:name="T15" style:family="text">
      <style:text-properties style:font-name="Times New Roman" fo:font-size="14pt" fo:language="ru" fo:country="RU" fo:background-color="#dddddd" loext:char-shading-value="0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style:font-size-asian="14pt" style:font-size-complex="14pt"/>
    </style:style>
    <style:style style:name="T17" style:family="text">
      <style:text-properties style:font-name="Times New Roman" fo:font-size="14pt" fo:language="ru" fo:country="RU" officeooo:rsid="0009e01f" style:font-size-asian="14pt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language="ru" fo:country="RU" fo:font-weight="bold" officeooo:rsid="0009e01f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font-weight="bold" officeooo:rsid="0005cf20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officeooo:rsid="0005cf20" style:font-size-asian="14pt" style:font-size-complex="14pt"/>
    </style:style>
    <style:style style:name="T23" style:family="text">
      <style:text-properties style:font-name="Times New Roman" fo:font-size="14pt" fo:font-weight="normal"/>
    </style:style>
    <style:style style:name="T24" style:family="text">
      <style:text-properties style:font-name="Times New Roman" fo:font-size="14pt" fo:font-weight="normal" officeooo:rsid="000c9959"/>
    </style:style>
    <style:style style:name="T25" style:family="text">
      <style:text-properties style:font-name="Times New Roman" fo:font-weight="bold" style:font-weight-asian="bold" style:font-weight-complex="bold"/>
    </style:style>
    <style:style style:name="T26" style:family="text">
      <style:text-properties style:font-name="Times New Roman" fo:font-size="16pt" fo:language="ru" fo:country="RU" fo:font-weight="normal" officeooo:rsid="0007d56b" style:font-size-asian="16pt" style:font-weight-asian="normal" style:font-size-complex="16pt" style:font-weight-complex="normal"/>
    </style:style>
    <style:style style:name="T27" style:family="text">
      <style:text-properties style:font-name="Times New Roman" fo:font-size="16pt" fo:language="ru" fo:country="RU" fo:font-weight="normal" officeooo:rsid="000fa9fd" style:font-size-asian="16pt" style:font-weight-asian="normal" style:font-size-complex="16pt" style:font-weight-complex="normal"/>
    </style:style>
    <style:style style:name="T28" style:family="text">
      <style:text-properties style:font-name="Times New Roman" fo:font-size="16pt" fo:language="ru" fo:country="RU" fo:font-weight="normal" officeooo:rsid="0007d56b" fo:background-color="transparent" loext:char-shading-value="0" style:font-size-asian="16pt" style:font-weight-asian="normal" style:font-size-complex="16pt" style:font-weight-complex="normal"/>
    </style:style>
    <style:style style:name="T29" style:family="text">
      <style:text-properties officeooo:rsid="0009e01f"/>
    </style:style>
    <style:style style:name="T30" style:family="text">
      <style:text-properties officeooo:rsid="000b3b8e"/>
    </style:style>
    <style:style style:name="T31" style:family="text">
      <style:text-properties officeooo:rsid="000c9959"/>
    </style:style>
    <style:style style:name="T32" style:family="text">
      <style:text-properties officeooo:rsid="000e003f"/>
    </style:style>
    <style:style style:name="T33" style:family="text">
      <style:text-properties fo:color="#0000ff"/>
    </style:style>
    <style:style style:name="T34" style:family="text">
      <style:text-properties fo:color="#a31515"/>
    </style:style>
    <style:style style:name="T35" style:family="text">
      <style:text-properties fo:color="#098658"/>
    </style:style>
    <style:style style:name="T36" style:family="text">
      <style:text-properties fo:color="#008000"/>
    </style:style>
    <style:style style:name="T37" style:family="text">
      <style:text-properties officeooo:rsid="000fa9fd"/>
    </style:style>
    <text:list-style style:name="L1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осковский Авиационный Институт</text:p>
      <text:p text:style-name="P7">(Национальный Исследовательский Университет)</text:p>
      <text:p text:style-name="P7"/>
      <text:p text:style-name="P7">Факультет информационных технологий и прикладной математики</text:p>
      <text:p text:style-name="P7">Кафедра вычислительной математики и программирования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Основной_20_шрифт_20_абзаца"><text:span text:style-name="T4">Лабораторная работа №</text:span></text:span><text:span text:style-name="Основной_20_шрифт_20_абзаца"><text:span text:style-name="T8">6</text:span></text:span></text:p>
      <text:p text:style-name="P10">по курсу «Операционные системы»</text:p>
      <text:p text:style-name="P1"><text:span text:style-name="Основной_20_шрифт_20_абзаца"><text:span text:style-name="T8">III</text:span></text:span><text:span text:style-name="Основной_20_шрифт_20_абзаца"><text:span text:style-name="T4"> Семестр</text:span></text:span></text:p>
      <text:p text:style-name="P10"/>
      <text:p text:style-name="P1"><text:span text:style-name="Основной_20_шрифт_20_абзаца"><text:span text:style-name="T8">Вариант </text:span></text:span><text:span text:style-name="Основной_20_шрифт_20_абзаца"><text:span text:style-name="T9">33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6">Студент:</text:p>
          </table:table-cell>
          <table:table-cell table:style-name="Таблица1.B1" office:value-type="string">
            <text:p text:style-name="P27">Ежов Н.П.</text:p>
          </table:table-cell>
        </table:table-row>
        <table:table-row>
          <table:table-cell table:style-name="Таблица1.A2" office:value-type="string">
            <text:p text:style-name="P26">Группа:</text:p>
          </table:table-cell>
          <table:table-cell table:style-name="Таблица1.B2" office:value-type="string">
            <text:p text:style-name="P25">М80-20<text:span text:style-name="T29">4</text:span>Б-19</text:p>
          </table:table-cell>
        </table:table-row>
        <table:table-row>
          <table:table-cell table:style-name="Таблица1.A3" office:value-type="string">
            <text:p text:style-name="P26">Преподаватель:</text:p>
          </table:table-cell>
          <table:table-cell table:style-name="Таблица1.B3" office:value-type="string">
            <text:p text:style-name="P25">Миронов Е.С</text:p>
          </table:table-cell>
        </table:table-row>
        <table:table-row>
          <table:table-cell table:style-name="Таблица1.A4" office:value-type="string">
            <text:p text:style-name="P26">Оценка:</text:p>
          </table:table-cell>
          <table:table-cell table:style-name="Таблица1.B4" office:value-type="string">
            <text:p text:style-name="P25"/>
          </table:table-cell>
        </table:table-row>
        <table:table-row>
          <table:table-cell table:style-name="Таблица1.A5" office:value-type="string">
            <text:p text:style-name="P26">Дата:</text:p>
          </table:table-cell>
          <table:table-cell table:style-name="Таблица1.B5" office:value-type="string">
            <text:p text:style-name="P25"/>
          </table:table-cell>
        </table:table-row>
      </table:table>
      <text:p text:style-name="P12"/>
      <text:p text:style-name="P12"/>
      <text:p text:style-name="P12"/>
      <text:p text:style-name="P7">Москва 2020</text:p>
      <text:p text:style-name="P7"><text:soft-page-break/></text:p>
      <text:p text:style-name="P2"><text:span text:style-name="Основной_20_шрифт_20_абзаца"><text:span text:style-name="T4">1. Постановка задачи</text:span></text:span><text:span text:style-name="Основной_20_шрифт_20_абзаца"><text:span text:style-name="T8">. </text:span></text:span><text:span text:style-name="Основной_20_шрифт_20_абзаца"><text:span text:style-name="T6">Вариант </text:span></text:span><text:span text:style-name="Основной_20_шрифт_20_абзаца"><text:span text:style-name="T7">33</text:span></text:span><text:span text:style-name="Основной_20_шрифт_20_абзаца"><text:span text:style-name="T6">.</text:span></text:span></text:p>
      <text:p text:style-name="P20"><text:span text:style-name="Основной_20_шрифт_20_абзаца"><text:span text:style-name="T16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</text:span></text:span><text:span text:style-name="T21">kill</text:span><text:span text:style-name="Основной_20_шрифт_20_абзаца"><text:span text:style-name="T16">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. Список основных поддерживаемых команд: </text:span></text:span></text:p>
      <text:list xml:id="list2902872509" text:style-name="L1">
        <text:list-item>
          <text:p text:style-name="P47"><text:span text:style-name="Основной_20_шрифт_20_абзаца"><text:span text:style-name="T16">Создание нового вычислительного узла</text:span></text:span></text:p>
        </text:list-item>
        <text:list-item>
          <text:p text:style-name="P48">Удаление существующего вычислительного узла</text:p>
        </text:list-item>
        <text:list-item>
          <text:p text:style-name="P49">Исполнение команды на вычислительном узле</text:p>
        </text:list-item>
      </text:list>
      <text:p text:style-name="P20"><text:span text:style-name="Основной_20_шрифт_20_абзаца"><text:span text:style-name="T18">Вариант </text:span></text:span><text:span text:style-name="Основной_20_шрифт_20_абзаца"><text:span text:style-name="T19">33</text:span></text:span><text:span text:style-name="Основной_20_шрифт_20_абзаца"><text:span text:style-name="T16">: топология – бинарное дерево, команда – </text:span></text:span><text:span text:style-name="Основной_20_шрифт_20_абзаца"><text:span text:style-name="T17">таймер</text:span></text:span><text:span text:style-name="Основной_20_шрифт_20_абзаца"><text:span text:style-name="T16">, проверка доступности – </text:span></text:span><text:span text:style-name="Основной_20_шрифт_20_абзаца"><text:span text:style-name="T17">heartbit time</text:span></text:span><text:span text:style-name="Основной_20_шрифт_20_абзаца"><text:span text:style-name="T16">. </text:span></text:span></text:p>
      <text:p text:style-name="P9">2. <text:s/>Метод решения.</text:p>
      <text:p text:style-name="P8">Используемые <text:span text:style-name="T1">методы и </text:span>системные вызовы для выполнения работы: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9"><text:span text:style-name="T31">c</text:span>ontext::context()</text:p>
          </table:table-cell>
          <table:table-cell table:style-name="Таблица3.B1" office:value-type="string">
            <text:p text:style-name="P28">Со<text:span text:style-name="T30">здаёт 0mq context, thread safe, и может быть использован где угодно в программе.</text:span></text:p>
          </table:table-cell>
        </table:table-row>
        <table:table-row>
          <table:table-cell table:style-name="Таблица3.A2" office:value-type="string">
            <text:p text:style-name="P24">zmqpp::socket::socket ( <text:span text:style-name="T31">context_t</text:span> const &amp;  <text:span text:style-name="Emphasis">context</text:span>, <text:span text:style-name="T31">socket_type</text:span> const  <text:span text:style-name="Emphasis">type</text:span>  ) </text:p>
          </table:table-cell>
          <table:table-cell table:style-name="Таблица3.B2" office:value-type="string">
            <text:p text:style-name="P30">Создаёт сокет 0mq</text:p>
          </table:table-cell>
        </table:table-row>
        <table:table-row>
          <table:table-cell table:style-name="Таблица3.A2" office:value-type="string">
            <text:p text:style-name="P31"><text:span text:style-name="T24">bool receive(message_t</text:span> &amp;<text:span text:style-name="T31">message</text:span>, bool const dont_block=false<text:span text:style-name="T31">)</text:span></text:p>
          </table:table-cell>
          <table:table-cell table:style-name="Таблица3.B2" office:value-type="string">
            <text:p text:style-name="P30">Получает сообщение из сокета</text:p>
          </table:table-cell>
        </table:table-row>
        <table:table-row>
          <table:table-cell table:style-name="Таблица3.A2" office:value-type="string">
            <text:p text:style-name="P30">bool send(message_t &amp;message, bool const dont_block=false)</text:p>
          </table:table-cell>
          <table:table-cell table:style-name="Таблица3.B2" office:value-type="string">
            <text:p text:style-name="P30">Отправляет сообщение через сокет</text:p>
          </table:table-cell>
        </table:table-row>
        <table:table-row>
          <table:table-cell table:style-name="Таблица3.A2" office:value-type="string">
            <text:p text:style-name="P30">void connect (endpoint_t const &amp;endpoint)</text:p>
          </table:table-cell>
          <table:table-cell table:style-name="Таблица3.B2" office:value-type="string">
            <text:p text:style-name="P30">Асинхроннно подключается к точке</text:p>
          </table:table-cell>
        </table:table-row>
        <table:table-row>
          <table:table-cell table:style-name="Таблица3.A2" office:value-type="string">
            <text:p text:style-name="P31"><text:span text:style-name="T24">void </text:span><text:span text:style-name="T23">bind (</text:span><text:span text:style-name="T24">endpoint_t</text:span> const &amp;endpoint<text:span text:style-name="T23">);</text:span></text:p>
          </table:table-cell>
          <table:table-cell table:style-name="Таблица3.B2" office:value-type="string">
            <text:p text:style-name="P46">Асинхронно связывает сокет и точку</text:p>
          </table:table-cell>
        </table:table-row>
        <table:table-row>
          <table:table-cell table:style-name="Таблица3.A2" office:value-type="string">
            <text:p text:style-name="P28">int execv(const char *path, char *const argv[]);</text:p>
          </table:table-cell>
          <table:table-cell table:style-name="Таблица3.B2" office:value-type="string">
            <text:p text:style-name="P28">Семейство функций exec () заменяет текущий образ процесса новым образом процесса.</text:p>
          </table:table-cell>
        </table:table-row>
        <table:table-row>
          <table:table-cell table:style-name="Таблица3.A2" office:value-type="string">
            <text:p text:style-name="P28">int kill(pid_t pid, int sig);</text:p>
          </table:table-cell>
          <table:table-cell table:style-name="Таблица3.B2" office:value-type="string">
            <text:p text:style-name="P28">kill - посылает сигнал процессу: </text:p>
          </table:table-cell>
        </table:table-row>
        <table:table-row>
          <table:table-cell table:style-name="Таблица3.A2" office:value-type="string">
            <text:p text:style-name="P28">сигнал SIGTERM </text:p>
          </table:table-cell>
          <table:table-cell table:style-name="Таблица3.B2" office:value-type="string">
            <text:p text:style-name="P24">запрашивает остановку работы процесса. <text:soft-page-break/>Он может быть проигнорирован. Процессу дается время на корректное завершение. Если программа завершается корректно, значит она использовала данное время на то, чтобы сохранить свое состояние или результаты работы и освободить ресурсы. Другими словами, ее не заставляли остановиться.</text:p>
          </table:table-cell>
        </table:table-row>
        <table:table-row>
          <table:table-cell table:style-name="Таблица3.A2" office:value-type="string">
            <text:p text:style-name="P28">сигнал SIGKILL </text:p>
          </table:table-cell>
          <table:table-cell table:style-name="Таблица3.B2" office:value-type="string">
            <text:p text:style-name="P24">заставляет процесс прекратить работу немедленно. Программа не может проигнорировать этот сигнал. Несохраненные результаты будут потеряны.</text:p>
          </table:table-cell>
        </table:table-row>
      </table:table>
      <text:p text:style-name="P5"><text:span text:style-name="Основной_20_шрифт_20_абзаца"><text:span text:style-name="T15"/></text:span></text:p>
      <text:p text:style-name="P3"><text:span text:style-name="Основной_20_шрифт_20_абзаца"><text:span text:style-name="T12"><text:tab/>Программа состоит из двух файлов, представляющих управляющий и вычислительные узлы, а также из двух библиотек: первая, server.hpp, описывает взаимодействие между узлами; вторая, </text:span></text:span><text:span text:style-name="Основной_20_шрифт_20_абзаца"><text:span text:style-name="T13">BinT</text:span></text:span><text:span text:style-name="Основной_20_шрифт_20_абзаца"><text:span text:style-name="T12">ree.hpp, описывает бинарное дерево. </text:span></text:span></text:p>
      <text:p text:style-name="P23"><text:tab/>Работа программы обуславливается следующей логистикой: управляющий узел <text:s/>обрабатывает поступающие запросы, после чего пересылает их дочерним узлам (или выводит сообщение об ошибке). Затем по мере получения команды дочерними узлами, они посылают ее дальше в один из низлежащих узлов, из которого затем возвращается сообщение об ошибке или успехе, которое потом посылается вверх по дереву. </text:p>
      <text:p text:style-name="P23"><text:tab/>Проверка узлов на доступность зиждется на топологии дерева: удаление определенной ноды влечет рекурсивное уничтожение ее детей. Если же узел оказался недоступен, то по истечении времени (SNDTIMEO) будет получено сообщение о его состоянии, которое затем отправится вверх по дереву до самого управляющего узла. </text:p>
      <text:p text:style-name="P22"/>
      <text:p text:style-name="P21"/>
      <text:p text:style-name="P21"/>
      <text:p text:style-name="P21"/>
      <text:p text:style-name="P21"/>
      <text:p text:style-name="P1"><text:span text:style-name="Основной_20_шрифт_20_абзаца"><text:span text:style-name="T8">3. </text:span></text:span><text:span text:style-name="Основной_20_шрифт_20_абзаца"><text:span text:style-name="T4">Тестирование</text:span></text:span></text:p>
      <text:p text:style-name="P4"><text:span text:style-name="Основной_20_шрифт_20_абзаца"><text:span text:style-name="T20">Тест №1:</text:span></text:span><text:span text:style-name="Основной_20_шрифт_20_абзаца"><text:span text:style-name="T22"> проверка общей работоспособности программы, всех операций.</text:span></text:span></text:p>
      <text:p text:style-name="P19"><text:span text:style-name="Основной_20_шрифт_20_абзаца"><text:span text:style-name="T2">nikita@nikita-desktop:~/CLionProjects/OS_labs/lab6-8$ cat test.txt</text:span></text:span></text:p>
      <text:p text:style-name="P19"><text:span text:style-name="Основной_20_шрифт_20_абзаца"><text:span text:style-name="T2">create 6</text:span></text:span></text:p>
      <text:p text:style-name="P19"><text:span text:style-name="Основной_20_шрифт_20_абзаца"><text:span text:style-name="T2">create 8 </text:span></text:span></text:p>
      <text:p text:style-name="P19"><text:span text:style-name="Основной_20_шрифт_20_абзаца"><text:span text:style-name="T2">create 3</text:span></text:span></text:p>
      <text:p text:style-name="P19"><text:span text:style-name="Основной_20_шрифт_20_абзаца"><text:span text:style-name="T2">create 13</text:span></text:span></text:p>
      <text:p text:style-name="P19"><text:span text:style-name="Основной_20_шрифт_20_абзаца"><text:span text:style-name="T2">heartbeat 1000</text:span></text:span></text:p>
      <text:p text:style-name="P19"><text:span text:style-name="Основной_20_шрифт_20_абзаца"><text:span text:style-name="T2">exec 6 start</text:span></text:span></text:p>
      <text:p text:style-name="P19"><text:span text:style-name="Основной_20_шрифт_20_абзаца"><text:span text:style-name="T2">exec 8 start</text:span></text:span></text:p>
      <text:p text:style-name="P19"><text:span text:style-name="Основной_20_шрифт_20_абзаца"><text:span text:style-name="T2">exec 3 start</text:span></text:span></text:p>
      <text:p text:style-name="P19"><text:span text:style-name="Основной_20_шрифт_20_абзаца"><text:span text:style-name="T2">exec 13 start</text:span></text:span></text:p>
      <text:p text:style-name="P19"><text:soft-page-break/><text:span text:style-name="Основной_20_шрифт_20_абзаца"><text:span text:style-name="T2">exec 6 stop</text:span></text:span></text:p>
      <text:p text:style-name="P19"><text:span text:style-name="Основной_20_шрифт_20_абзаца"><text:span text:style-name="T2">exec 8 stop</text:span></text:span></text:p>
      <text:p text:style-name="P19"><text:span text:style-name="Основной_20_шрифт_20_абзаца"><text:span text:style-name="T2">exec 3 stop</text:span></text:span></text:p>
      <text:p text:style-name="P19"><text:span text:style-name="Основной_20_шрифт_20_абзаца"><text:span text:style-name="T2">exec 13 stop</text:span></text:span></text:p>
      <text:p text:style-name="P19"><text:span text:style-name="Основной_20_шрифт_20_абзаца"><text:span text:style-name="T2">exec 6 time</text:span></text:span></text:p>
      <text:p text:style-name="P19"><text:span text:style-name="Основной_20_шрифт_20_абзаца"><text:span text:style-name="T2">exec 8 time</text:span></text:span></text:p>
      <text:p text:style-name="P19"><text:span text:style-name="Основной_20_шрифт_20_абзаца"><text:span text:style-name="T2">exec 3 time</text:span></text:span></text:p>
      <text:p text:style-name="P19"><text:span text:style-name="Основной_20_шрифт_20_абзаца"><text:span text:style-name="T2">exec 13 time</text:span></text:span></text:p>
      <text:p text:style-name="P19"><text:span text:style-name="Основной_20_шрифт_20_абзаца"><text:span text:style-name="T2">exit</text:span></text:span></text:p>
      <text:p text:style-name="P6">nikita@nikita-desktop:~/CLionProjects/OS_labs/lab6-8$ ./main &lt; test.txt &gt; res.txt</text:p>
      <text:p text:style-name="P6">nikita@nikita-desktop:~/CLionProjects/OS_labs/lab6-8$ cat res.txt</text:p>
      <text:p text:style-name="P6">----------------------------------</text:p>
      <text:p text:style-name="P6">create [id]</text:p>
      <text:p text:style-name="P6">remove [id]</text:p>
      <text:p text:style-name="P6">exec [id] [cmd - start/stop/time]</text:p>
      <text:p text:style-name="P6">heartbeat [time (ms)]</text:p>
      <text:p text:style-name="P6">menu</text:p>
      <text:p text:style-name="P6">exit</text:p>
      <text:p text:style-name="P6">----------------------------------</text:p>
      <text:p text:style-name="P6">OK: 4600</text:p>
      <text:p text:style-name="P6">OK: 4603</text:p>
      <text:p text:style-name="P6">OK: 4606</text:p>
      <text:p text:style-name="P6">OK: 4609</text:p>
      <text:p text:style-name="P6">OK: 3</text:p>
      <text:p text:style-name="P6">OK: 13</text:p>
      <text:p text:style-name="P6">OK: 8</text:p>
      <text:p text:style-name="P6">OK: 6</text:p>
      <text:p text:style-name="P6">OK: 6 start</text:p>
      <text:p text:style-name="P6">OK: 8 start</text:p>
      <text:p text:style-name="P6">OK: 3 start</text:p>
      <text:p text:style-name="P6">OK: 13 start</text:p>
      <text:p text:style-name="P6">OK: 6 stop</text:p>
      <text:p text:style-name="P6">OK: 8 stop</text:p>
      <text:p text:style-name="P6">OK: 3 stop</text:p>
      <text:p text:style-name="P6">OK: 13 stop</text:p>
      <text:p text:style-name="P6">OK: 6 time: 10</text:p>
      <text:p text:style-name="P6">OK: 8 time: 9</text:p>
      <text:p text:style-name="P6">OK: 3 time: 9</text:p>
      <text:p text:style-name="P6">OK: 13 time: 6</text:p>
      <text:p text:style-name="P6">OK</text:p>
      <text:p text:style-name="P6"/>
      <text:p text:style-name="P6"><text:span text:style-name="Основной_20_шрифт_20_абзаца"><text:span text:style-name="T8">strace</text:span></text:span><text:span text:style-name="Основной_20_шрифт_20_абзаца"><text:span text:style-name="T25">:</text:span></text:span></text:p>
      <text:p text:style-name="P13">nikita@nikita-desktop:~/CLionProjects/OS_labs/lab6-8$ strace -e %net ./main &lt; test.txt</text:p>
      <text:p text:style-name="P13">socket(AF_NETLINK, SOCK_RAW|SOCK_CLOEXEC, NETLINK_ROUTE) = 11</text:p>
      <text:p text:style-name="P13">bind(11, {sa_family=AF_NETLINK, nl_pid=0, nl_groups=00000000}, 12) = 0</text:p>
      <text:p text:style-name="P13">getsockname(11, {sa_family=AF_NETLINK, nl_pid=4730, nl_groups=00000000}, [12]) = 0</text:p>
      <text:p text:style-name="P13">sendto(11, {{len=20, type=RTM_GETLINK, flags=NLM_F_REQUEST|NLM_F_DUMP, seq=1610294089, pid=0}, {ifi_family=AF_UNSPEC, ...}}, 20, 0, {sa_family=AF_NETLINK, nl_pid=0, nl_groups=00000000}, 12) = 20</text:p>
      <text:p text:style-name="P13">recvmsg(11, {msg_name={sa_family=AF_NETLINK, nl_pid=0, nl_groups=00000000}, msg_namelen=12, msg_iov=[{iov_base=[{{len=1320, type=RTM_NEWLINK, flags=NLM_F_MULTI, seq=1610294089, pid=4730}, {ifi_family=AF_UNSPEC, ifi_type=ARPHRD_LOOPBACK, ifi_index=if_nametoindex("lo"), ifi_flags=IFF_UP|IFF_LOOPBACK|IFF_RUNNING|IFF_LOWER_UP, ifi_change=0}, [{{nla_len=7, nla_type=IFLA_IFNAME}, "lo"}, {{nla_len=8, nla_type=IFLA_TXQLEN}, 1000}, {{nla_len=5, nla_type=IFLA_OPERSTATE}, 0}, {{nla_len=5, nla_type=IFLA_LINKMODE}, 0}, {{nla_len=8, nla_type=IFLA_MTU}, 65536}, {{nla_len=8, <text:soft-page-break/>nla_type=IFLA_MIN_MTU}, 0}, {{nla_len=8, nla_type=IFLA_MAX_MTU}, 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2, nla_type=IFLA_QDISC}, "noqueue"}, {{nla_len=8, nla_type=IFLA_CARRIER_CHANGES}, 0}, {{nla_len=5, nla_type=IFLA_PROTO_DOWN}, 0}, {{nla_len=8, nla_type=IFLA_CARRIER_UP_COUNT}, 0}, {{nla_len=8, nla_type=IFLA_CARRIER_DOWN_COUNT}, 0}, {{nla_len=36, nla_type=IFLA_MAP}, {mem_start=0, mem_end=0, base_addr=0, irq=0, dma=0, port=0}}, {{nla_len=10, nla_type=IFLA_ADDRESS}, "\x00\x00\x00\x00\x00\x00"}, {{nla_len=10, nla_type=IFLA_BROADCAST}, "\x00\x00\x00\x00\x00\x00"}, {{nla_len=196, nla_type=IFLA_STATS64}, {rx_packets=3003, tx_packets=3003, rx_bytes=260309, tx_bytes=260309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3003, tx_packets=3003, rx_bytes=260309, tx_bytes=260309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764, nla_type=IFLA_AF_SPEC}, [{{nla_len=136, nla_type=AF_INET}, {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0, [IPV4_DEVCONF_ACCEPT_SOURCE_ROUTE-1] = 1, [IPV4_DEVCONF_BOOTP_RELAY-1] = 0, [IPV4_DEVCONF_LOG_MARTIANS-1] = 0, [IPV4_DEVCONF_TAG-1] = 0, [IPV4_DEVCONF_ARPFILTER-1] = 0, [IPV4_DEVCONF_MEDIUM_ID-1] = 0, [IPV4_DEVCONF_NOXFRM-1] = 1, [IPV4_DEVCONF_NOPOLICY-1] = 1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 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}}, {{nla_len=624, nla_type=AF_INET6}, [{{nla_len=8, nla_type=IFLA_INET6_FLAGS}, IF_READY}, {{nla_len=20, nla_type=IFLA_INET6_CACHEINFO}, {max_reasm_len=65535, tstamp=207, reachable_time=25820, retrans_time=1000}}, {{nla_len=212, nla_type=IFLA_INET6_CONF}, [[DEVCONF_FORWARDING] = 0, [DEVCONF_HOPLIMIT] = 64, [DEVCONF_MTU6] = 65536, [DEVCONF_ACCEPT_RA] = 1, [DEVCONF_ACCEPT_REDIRECTS] = 1, [DEVCONF_AUTOCONF] = 1, [DEVCONF_DAD_TRANSMITS] = 1, [DEVCONF_RTR_SOLICITS] = -1, [DEVCONF_RTR_SOLICIT_INTERVAL] = 4000, [DEVCONF_RTR_SOLICIT_DELAY] = 1000, [DEVCONF_USE_TEMPADDR] = -1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[DEVCONF_MC_FORWARDING] = 0, [DEVCONF_DISABLE_IPV6] = 0, [DEVCONF_ACCEPT_DAD] = -1, [DEVCONF_FORCE_TLLAO] = 0, [DEVCONF_NDISC_NOTIFY] = 0, [DEVCONF_MLDV1_UNSOLICITED_REPORT_INTERVAL] = 10000, [DEVCONF_MLDV2_UNSOLICITED_REPORT_INTERVAL] = 1000, ...]}, {{nla_len=300, nla_type=IFLA_INET6_STATS}, [[IPSTATS_MIB_NUM] = 37, [IPSTATS_MIB_INPKTS] = 6, [IPSTATS_MIB_INOCTETS] = 432, [IPSTATS_MIB_INDELIVERS] = 6, [IPSTATS_MIB_OUTFORWDATAGRAMS] = 0, [IPSTATS_MIB_OUTPKTS] = 6, [IPSTATS_MIB_OUTOCTETS] = 432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<text:soft-page-break/>0, [IPSTATS_MIB_REASMTIMEOUT] = 0, [IPSTATS_MIB_REASMREQDS] = 0, [IPSTATS_MIB_REASMOKS] = 0, [IPSTATS_MIB_REASMFAILS] = 0, [IPSTATS_MIB_FRAGOKS] = 0, [IPSTATS_MIB_FRAGFAILS] = 0, [IPSTATS_MIB_FRAGCREATES] = 0, [IPSTATS_MIB_INMCASTPKTS] = 0, [IPSTATS_MIB_OUTMCASTPKTS] = 2, [IPSTATS_MIB_INBCASTPKTS] = 0, [IPSTATS_MIB_OUTBCASTPKTS] = 0, [IPSTATS_MIB_INMCASTOCTETS] = 0, [IPSTATS_MIB_OUTMCASTOCTETS] = 152, [IPSTATS_MIB_INBCASTOCTETS] = 0, [IPSTATS_MIB_OUTBCASTOCTETS] = 0, [IPSTATS_MIB_CSUMERRORS] = 0, ...]}, {{nla_len=52, nla_type=IFLA_INET6_ICMP6STATS}, [[ICMP6_MIB_NUM] = 6, [ICMP6_MIB_INMSGS] = 2, [ICMP6_MIB_INERRORS] = 0, [ICMP6_MIB_OUTMSGS] = 2, [ICMP6_MIB_OUTERRORS] = 0, [ICMP6_MIB_CSUMERRORS] = 0]}, {{nla_len=20, nla_type=IFLA_INET6_TOKEN}, inet_pton(AF_INET6, "::")}, {{nla_len=5, nla_type=IFLA_INET6_ADDR_GEN_MODE}, IN6_ADDR_GEN_MODE_EUI64}]}]}]}, {{len=1344, type=RTM_NEWLINK, flags=NLM_F_MULTI, seq=1610294089, pid=4730}, {ifi_family=AF_UNSPEC, ifi_type=ARPHRD_ETHER, ifi_index=if_nametoindex("enp0s31f6"), ifi_flags=IFF_UP|IFF_BROADCAST|IFF_RUNNING|IFF_MULTICAST|IFF_LOWER_UP, ifi_change=0}, [{{nla_len=14, nla_type=IFLA_IFNAME}, "enp0s31f6"}, {{nla_len=8, nla_type=IFLA_TXQLEN}, 1000}, {{nla_len=5, nla_type=IFLA_OPERSTATE}, 6}, {{nla_len=5, nla_type=IFLA_LINKMODE}, 0}, {{nla_len=8, nla_type=IFLA_MTU}, 1500}, {{nla_len=8, nla_type=IFLA_MIN_MTU}, 68}, {{nla_len=8, nla_type=IFLA_MAX_MTU}, 900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3, nla_type=IFLA_QDISC}, "fq_codel"}, {{nla_len=8, nla_type=IFLA_CARRIER_CHANGES}, 2}, {{nla_len=5, nla_type=IFLA_PROTO_DOWN}, 0}, {{nla_len=8, nla_type=IFLA_CARRIER_UP_COUNT}, 1}, {{nla_len=8, nla_type=IFLA_CARRIER_DOWN_COUNT}, 1}, {{nla_len=36, nla_type=IFLA_MAP}, {mem_start=0xf7100000, mem_end=0xf7120000, base_addr=0, irq=16, dma=0, port=0}}, {{nla_len=10, nla_type=IFLA_ADDRESS}, "\x34\x97\xf6\x9c\x68\x27"}, {{nla_len=10, nla_type=IFLA_BROADCAST}, "\xff\xff\xff\xff\xff\xff"}, {{nla_len=196, nla_type=IFLA_STATS64}, {rx_packets=18555, tx_packets=12839, rx_bytes=19038308, tx_bytes=2125498, rx_errors=0, tx_errors=0, rx_dropped=0, tx_dropped=0, multicast=22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18555, tx_packets=12839, rx_bytes=19038308, tx_bytes=2125498, rx_errors=0, tx_errors=0, rx_dropped=0, tx_dropped=0, multicast=22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10, nla_type=0x36 /* IFLA_??? */}, "\x34\x97\xf6\x9c\x68\x27"}, {{nla_len=764, nla_type=IFLA_AF_SPEC}, [{{nla_len=136, nla_type=AF_INET}, {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2, [IPV4_DEVCONF_ACCEPT_SOURCE_ROUTE-1] = 1, [IPV4_DEVCONF_BOOTP_RELAY-1] = 0, [IPV4_DEVCONF_LOG_MARTIANS-1] = 0, [IPV4_DEVCONF_TAG-1] = 0, [IPV4_DEVCONF_ARPFILTER-1] = 0, [IPV4_DEVCONF_MEDIUM_ID-1] = 0, [IPV4_DEVCONF_NOXFRM-1] = 0, [IPV4_DEVCONF_NOPOLICY-1] = 0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</text:p>
      <text:p text:style-name="P13"><text:s/>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}}, {{nla_len=624, nla_type=AF_INET6}, [{{nla_len=8, nla_type=IFLA_INET6_FLAGS}, IF_READY}, {{nla_len=20, nla_type=IFLA_INET6_CACHEINFO}, {max_reasm_len=65535, tstamp=972, reachable_time=32852, retrans_time=1000}}, {{nla_len=212, nla_type=IFLA_INET6_CONF}, [[DEVCONF_FORWARDING] = 0, [DEVCONF_HOPLIMIT] = 64, [DEVCONF_MTU6] = 1500, [DEVCONF_ACCEPT_RA] = 0, [DEVCONF_ACCEPT_REDIRECTS] = 1, [DEVCONF_AUTOCONF] = 1, [DEVCONF_DAD_TRANSMITS] = 1, [DEVCONF_RTR_SOLICITS] = -1, [DEVCONF_RTR_SOLICIT_INTERVAL] = 4000, [DEVCONF_RTR_SOLICIT_DELAY] = 1000, [DEVCONF_USE_TEMPADDR] = 2, [DEVCONF_TEMP_VALID_LFT] = 604800, [DEVCONF_TEMP_PREFERED_LFT] = 86400, <text:soft-page-break/>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[DEVCONF_MC_FORWARDING] = 0, [DEVCONF_DISABLE_IPV6] = 0, [DEVCONF_ACCEPT_DAD] = 1, [DEVCONF_FORCE_TLLAO] = 0, [DEVCONF_NDISC_NOTIFY] = 0, [DEVCONF_MLDV1_UNSOLICITED_REPORT_INTERVAL] = 10000, [DEVCONF_MLDV2_UNSOLICITED_REPORT_INTERVAL] = 1000, ...]}, {{nla_len=300, nla_type=IFLA_INET6_STATS}, [[IPSTATS_MIB_NUM] = 37, [IPSTATS_MIB_INPKTS] = 97, [IPSTATS_MIB_INOCTETS] = 21969, [IPSTATS_MIB_INDELIVERS] = 97, [IPSTATS_MIB_OUTFORWDATAGRAMS] = 0, [IPSTATS_MIB_OUTPKTS] = 27, [IPSTATS_MIB_OUTOCTETS] = 2529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97, [IPSTATS_MIB_OUTMCASTPKTS] = 27, [IPSTATS_MIB_INBCASTPKTS] = 0, [IPSTATS_MIB_OUTBCASTPKTS] = 0, [IPSTATS_MIB_INMCASTOCTETS] = 21969, [IPSTATS_MIB_OUTMCASTOCTETS] = 2529, [IPSTATS_MIB_INBCASTOCTETS] = 0, [IPSTATS_MIB_OUTBCASTOCTETS] = 0, [IPSTATS_MIB_CSUMERRORS] = 0, ...]}, {{nla_len=52, nla_type=IFLA_INET6_ICMP6STATS}, [[ICMP6_MIB_NUM] = 6, [ICMP6_MIB_INMSGS] = 0, [ICMP6_MIB_INERRORS] = 0, [ICMP6_MIB_OUTMSGS] = 10, [ICMP6_MIB_OUTERRORS] = 0, [ICMP6_MIB_CSUMERRORS] = 0]}, {{nla_len=20, nla_type=IFLA_INET6_TOKEN}, inet_pton(AF_INET6, "::")}, {{nla_len=5, nla_type=IFLA_INET6_ADDR_GEN_MODE}, IN6_ADDR_GEN_MODE_NONE}]}]}]}], iov_len=4096}], msg_iovlen=1, msg_controllen=0, msg_flags=0}, 0) = 2664</text:p>
      <text:p text:style-name="P13">recvmsg(11, {msg_name={sa_family=AF_NETLINK, nl_pid=0, nl_groups=00000000}, msg_namelen=12, msg_iov=[{iov_base={{len=20, type=NLMSG_DONE, flags=NLM_F_MULTI, seq=1610294089, pid=4730}, 0}, iov_len=4096}], msg_iovlen=1, msg_controllen=0, msg_flags=0}, 0) = 20</text:p>
      <text:p text:style-name="P13">sendto(11, {{len=20, type=RTM_GETADDR, flags=NLM_F_REQUEST|NLM_F_DUMP, seq=1610294090, pid=0}, {ifa_family=AF_UNSPEC, ...}}, 20, 0, {sa_family=AF_NETLINK, nl_pid=0, nl_groups=00000000}, 12) = 20</text:p>
      <text:p text:style-name="P13">recvmsg(11, {msg_name={sa_family=AF_NETLINK, nl_pid=0, nl_groups=00000000}, msg_namelen=12, msg_iov=[{iov_base=[{{len=76, type=RTM_NEWADDR, flags=NLM_F_MULTI, seq=1610294090, pid=4730}, {ifa_family=AF_INET, ifa_prefixlen=8, ifa_flags=IFA_F_PERMANENT, ifa_scope=RT_SCOPE_HOST, ifa_index=if_nametoindex("lo")}, [{{nla_len=8, nla_type=IFA_ADDRESS}, inet_addr("127.0.0.1")}, {{nla_len=8, nla_type=IFA_LOCAL}, inet_addr("127.0.0.1")}, {{nla_len=7, nla_type=IFA_LABEL}, "lo"}, {{nla_len=8, nla_type=IFA_FLAGS}, IFA_F_PERMANENT}, {{nla_len=20, nla_type=IFA_CACHEINFO}, {ifa_prefered=4294967295, ifa_valid=4294967295, cstamp=207, tstamp=207}}]}, {{len=92, type=RTM_NEWADDR, flags=NLM_F_MULTI, seq=1610294090, pid=4730}, {ifa_family=AF_INET, ifa_prefixlen=24, ifa_flags=0, ifa_scope=RT_SCOPE_UNIVERSE, ifa_index=if_nametoindex("enp0s31f6")}, [{{nla_len=8, nla_type=IFA_ADDRESS}, inet_addr("192.168.1.201")}, {{nla_len=8, nla_type=IFA_LOCAL}, inet_addr("192.168.1.201")}, {{nla_len=8, nla_type=IFA_BROADCAST}, inet_addr("192.168.1.255")}, {{nla_len=14, nla_type=IFA_LABEL}, "enp0s31f6"}, {{nla_len=8, nla_type=IFA_FLAGS}, IFA_F_NOPREFIXROUTE}, {{nla_len=20, nla_type=IFA_CACHEINFO}, {ifa_prefered=85662, ifa_valid=85662, cstamp=972, tstamp=1007}}]}], iov_len=4096}], msg_iovlen=1, msg_controllen=0, msg_flags=0}, 0) = 168</text:p>
      <text:p text:style-name="P13">recvmsg(11, {msg_name={sa_family=AF_NETLINK, nl_pid=0, nl_groups=00000000}, msg_namelen=12, msg_iov=[{iov_base=[{{len=72, type=RTM_NEWADDR, flags=NLM_F_MULTI, seq=1610294090, pid=4730}, {ifa_family=AF_INET6, ifa_prefixlen=128, ifa_flags=IFA_F_PERMANENT, ifa_scope=RT_SCOPE_HOST, ifa_index=if_nametoindex("lo")}, [{{nla_len=20, nla_type=IFA_ADDRESS}, inet_pton(AF_INET6, "::1")}, {{nla_len=20, nla_type=IFA_CACHEINFO}, {ifa_prefered=4294967295, ifa_valid=4294967295, cstamp=207, tstamp=207}}, {{nla_len=8, nla_type=IFA_FLAGS}, IFA_F_PERMANENT}]}, {{len=72, type=RTM_NEWADDR, flags=NLM_F_MULTI, seq=1610294090, pid=4730}, {ifa_family=AF_INET6, ifa_prefixlen=64, ifa_flags=IFA_F_PERMANENT, ifa_scope=RT_SCOPE_LINK, ifa_index=if_nametoindex("enp0s31f6")}, [{{nla_len=20, nla_type=IFA_ADDRESS}, inet_pton(AF_INET6, "fe80::9e94:1ac4:1c1:d72a")}, {{nla_len=20, nla_type=IFA_CACHEINFO}, {ifa_prefered=4294967295, ifa_valid=4294967295, cstamp=972, tstamp=1123}}, {{nla_len=8, nla_type=IFA_FLAGS}, IFA_F_PERMANENT|IFA_F_NOPREFIXROUTE}]}], iov_len=4096}], msg_iovlen=1, msg_controllen=0, msg_flags=0}, 0) = 144</text:p>
      <text:p text:style-name="P13">recvmsg(11, {msg_name={sa_family=AF_NETLINK, nl_pid=0, nl_groups=00000000}, msg_namelen=12, msg_iov=[{iov_base={{len=20, type=NLMSG_DONE, flags=NLM_F_MULTI, seq=1610294090, pid=4730}, 0}, iov_len=4096}], msg_iovlen=1, msg_controllen=0, msg_flags=0}, 0) = 20</text:p>
      <text:p text:style-name="P13"><text:soft-page-break/>socket(AF_INET, SOCK_STREAM|SOCK_CLOEXEC, IPPROTO_TCP) = 11</text:p>
      <text:p text:style-name="P13">setsockopt(11, SOL_SOCKET, SO_REUSEADDR, [1], 4) = 0</text:p>
      <text:p text:style-name="P13">bind(11, {sa_family=AF_INET, sin_port=htons(3000), sin_addr=inet_addr("127.0.0.1")}, 16) = 0</text:p>
      <text:p text:style-name="P13">listen(11, 100) <text:s text:c="24"/>= 0</text:p>
      <text:p text:style-name="P13">getsockname(11, {sa_family=AF_INET, sin_port=htons(3000), sin_addr=inet_addr("127.0.0.1")}, [128-&gt;16]) = 0</text:p>
      <text:p text:style-name="P13">getsockname(11, {sa_family=AF_INET, sin_port=htons(3000), sin_addr=inet_addr("127.0.0.1")}, [128-&gt;16]) = 0</text:p>
      <text:p text:style-name="P13">socket(AF_NETLINK, SOCK_RAW|SOCK_CLOEXEC, NETLINK_ROUTE) = 12</text:p>
      <text:p text:style-name="P13">bind(12, {sa_family=AF_NETLINK, nl_pid=0, nl_groups=00000000}, 12) = 0</text:p>
      <text:p text:style-name="P13">getsockname(12, {sa_family=AF_NETLINK, nl_pid=4730, nl_groups=00000000}, [12]) = 0</text:p>
      <text:p text:style-name="P13">sendto(12, {{len=20, type=RTM_GETLINK, flags=NLM_F_REQUEST|NLM_F_DUMP, seq=1610294089, pid=0}, {ifi_family=AF_UNSPEC, ...}}, 20, 0, {sa_family=AF_NETLINK, nl_pid=0, nl_groups=00000000}, 12) = 20</text:p>
      <text:p text:style-name="P13">recvmsg(12, {msg_name={sa_family=AF_NETLINK, nl_pid=0, nl_groups=00000000}, msg_namelen=12, msg_iov=[{iov_base=[{{len=1320, type=RTM_NEWLINK, flags=NLM_F_MULTI, seq=1610294089, pid=4730}, {ifi_family=AF_UNSPEC, ifi_type=ARPHRD_LOOPBACK, ifi_index=if_nametoindex("lo"), ifi_flags=IFF_UP|IFF_LOOPBACK|IFF_RUNNING|IFF_LOWER_UP, ifi_change=0}, [{{nla_len=7, nla_type=IFLA_IFNAME}, "lo"}, {{nla_len=8, nla_type=IFLA_TXQLEN}, 1000}, {{nla_len=5, nla_type=IFLA_OPERSTATE}, 0}, {{nla_len=5, nla_type=IFLA_LINKMODE}, 0}, {{nla_len=8, nla_type=IFLA_MTU}, 65536}, {{nla_len=8, nla_type=IFLA_MIN_MTU}, 0}, {{nla_len=8, nla_type=IFLA_MAX_MTU}, 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2, nla_type=IFLA_QDISC}, "noqueue"}, {{nla_len=8, nla_type=IFLA_CARRIER_CHANGES}, 0}, {{nla_len=5, nla_type=IFLA_PROTO_DOWN}, 0}, {{nla_len=8, nla_type=IFLA_CARRIER_UP_COUNT}, 0}, {{nla_len=8, nla_type=IFLA_CARRIER_DOWN_COUNT}, 0}, {{nla_len=36, nla_type=IFLA_MAP}, {mem_start=0, mem_end=0, base_addr=0, irq=0, dma=0, port=0}}, {{nla_len=10, nla_type=IFLA_ADDRESS}, "\x00\x00\x00\x00\x00\x00"}, {{nla_len=10, nla_type=IFLA_BROADCAST}, "\x00\x00\x00\x00\x00\x00"}, {{nla_len=196, nla_type=IFLA_STATS64}, {rx_packets=3003, tx_packets=3003, rx_bytes=260309, tx_bytes=260309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3003, tx_packets=3003, rx_bytes=260309, tx_bytes=260309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764, nla_type=IFLA_AF_SPEC}, [{{nla_len=136, nla_type=AF_INET}, {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0, [IPV4_DEVCONF_ACCEPT_SOURCE_ROUTE-1] = 1, [IPV4_DEVCONF_BOOTP_RELAY-1] = 0, [IPV4_DEVCONF_LOG_MARTIANS-1] = 0, [IPV4_DEVCONF_TAG-1] = 0, [IPV4_DEVCONF_ARPFILTER-1] = 0, [IPV4_DEVCONF_MEDIUM_ID-1] = 0, [IPV4_DEVCONF_NOXFRM-1] = 1, [IPV4_DEVCONF_NOPOLICY-1] = 1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 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}}, {{nla_len=624, nla_type=AF_INET6}, [{{nla_len=8, nla_type=IFLA_INET6_FLAGS}, IF_READY}, {{nla_len=20, nla_type=IFLA_INET6_CACHEINFO}, {max_reasm_len=65535, tstamp=207, reachable_time=25820, retrans_time=1000}}, {{nla_len=212, nla_type=IFLA_INET6_CONF}, [[DEVCONF_FORWARDING] = 0, [DEVCONF_HOPLIMIT] = 64, [DEVCONF_MTU6] = 65536, [DEVCONF_ACCEPT_RA] = 1, [DEVCONF_ACCEPT_REDIRECTS] = 1, [DEVCONF_AUTOCONF] = 1, [DEVCONF_DAD_TRANSMITS] = 1, [DEVCONF_RTR_SOLICITS] = -1, [DEVCONF_RTR_SOLICIT_INTERVAL] = 4000, [DEVCONF_RTR_SOLICIT_DELAY] = 1000, [DEVCONF_USE_TEMPADDR] = -1, [DEVCONF_TEMP_VALID_LFT] = 604800, [DEVCONF_TEMP_PREFERED_LFT] = 86400, <text:soft-page-break/>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[DEVCONF_MC_FORWARDING] = 0, [DEVCONF_DISABLE_IPV6] = 0, [DEVCONF_ACCEPT_DAD] = -1, [DEVCONF_FORCE_TLLAO] = 0, [DEVCONF_NDISC_NOTIFY] = 0, [DEVCONF_MLDV1_UNSOLICITED_REPORT_INTERVAL] = 10000, [DEVCONF_MLDV2_UNSOLICITED_REPORT_INTERVAL] = 1000, ...]}, {{nla_len=300, nla_type=IFLA_INET6_STATS}, [[IPSTATS_MIB_NUM] = 37, [IPSTATS_MIB_INPKTS] = 6, [IPSTATS_MIB_INOCTETS] = 432, [IPSTATS_MIB_INDELIVERS] = 6, [IPSTATS_MIB_OUTFORWDATAGRAMS] = 0, [IPSTATS_MIB_OUTPKTS] = 6, [IPSTATS_MIB_OUTOCTETS] = 432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0, [IPSTATS_MIB_OUTMCASTPKTS] = 2, [IPSTATS_MIB_INBCASTPKTS] = 0, [IPSTATS_MIB_OUTBCASTPKTS] = 0, [IPSTATS_MIB_INMCASTOCTETS] = 0, [IPSTATS_MIB_OUTMCASTOCTETS] = 152, [IPSTATS_MIB_INBCASTOCTETS] = 0, [IPSTATS_MIB_OUTBCASTOCTETS] = 0, [IPSTATS_MIB_CSUMERRORS] = 0, ...]}, {{nla_len=52, nla_type=IFLA_INET6_ICMP6STATS}, [[ICMP6_MIB_NUM] = 6, [ICMP6_MIB_INMSGS] = 2, [ICMP6_MIB_INERRORS] = 0, [ICMP6_MIB_OUTMSGS] = 2, [ICMP6_MIB_OUTERRORS] = 0, [ICMP6_MIB_CSUMERRORS] = 0]}, {{nla_len=20, nla_type=IFLA_INET6_TOKEN}, inet_pton(AF_INET6, "::")}, {{nla_len=5, nla_type=IFLA_INET6_ADDR_GEN_MODE}, IN6_ADDR_GEN_MODE_EUI64}]}]}]}, {{len=1344, type=RTM_NEWLINK, flags=NLM_F_MULTI, seq=1610294089, pid=4730}, {ifi_family=AF_UNSPEC, ifi_type=ARPHRD_ETHER, ifi_index=if_nametoindex("enp0s31f6"), ifi_flags=IFF_UP|IFF_BROADCAST|IFF_RUNNING|IFF_MULTICAST|IFF_LOWER_UP, ifi_change=0}, [{{nla_len=14, nla_type=IFLA_IFNAME}, "enp0s31f6"}, {{nla_len=8, nla_type=IFLA_TXQLEN}, 1000}, {{nla_len=5, nla_type=IFLA_OPERSTATE}, 6}, {{nla_len=5, nla_type=IFLA_LINKMODE}, 0}, {{nla_len=8, nla_type=IFLA_MTU}, 1500}, {{nla_len=8, nla_type=IFLA_MIN_MTU}, 68}, {{nla_len=8, nla_type=IFLA_MAX_MTU}, 900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3, nla_type=IFLA_QDISC}, "fq_codel"}, {{nla_len=8, nla_type=IFLA_CARRIER_CHANGES}, 2}, {{nla_len=5, nla_type=IFLA_PROTO_DOWN}, 0}, {{nla_len=8, nla_type=IFLA_CARRIER_UP_COUNT}, 1}, {{nla_len=8, nla_type=IFLA_CARRIER_DOWN_COUNT}, 1}, {{nla_len=36, nla_type=IFLA_MAP}, {mem_start=0xf7100000, mem_end=0xf7120000, base_addr=0, irq=16, dma=0, port=0}}, {{nla_len=10, nla_type=IFLA_ADDRESS}, "\x34\x97\xf6\x9c\x68\x27"}, {{nla_len=10, nla_type=IFLA_BROADCAST}, "\xff\xff\xff\xff\xff\xff"}, {{nla_len=196, nla_type=IFLA_STATS64}, {rx_packets=18555, tx_packets=12839, rx_bytes=19038308, tx_bytes=2125498, rx_errors=0, tx_errors=0, rx_dropped=0, tx_dropped=0, multicast=22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18555, tx_packets=12839, rx_bytes=19038308, tx_bytes=2125498, rx_errors=0, tx_errors=0, rx_dropped=0, tx_dropped=0, multicast=22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10, nla_type=0x36 /* IFLA_??? */}, "\x34\x97\xf6\x9c\x68\x27"}, {{nla_len=764, nla_type=IFLA_AF_SPEC}, [{{nla_len=136, nla_type=AF_INET}, {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2, [IPV4_DEVCONF_ACCEPT_SOURCE_ROUTE-1] = 1, [IPV4_DEVCONF_BOOTP_RELAY-1] = 0, [IPV4_DEVCONF_LOG_MARTIANS-1] = 0, [IPV4_DEVCONF_TAG-1] = 0, [IPV4_DEVCONF_ARPFILTER-1] = 0, [IPV4_DEVCONF_MEDIUM_ID-1] = 0, [IPV4_DEVCONF_NOXFRM-1] = 0, [IPV4_DEVCONF_NOPOLICY-1] = 0, [IPV4_DEVCONF_FORCE_IGMP_VERSION-1] = 0, [IPV4_DEVCONF_ARP_ANNOUNCE-1] = 0, <text:soft-page-break/>[IPV4_DEVCONF_ARP_IGNORE-1] = 0, [IPV4_DEVCONF_PROMOTE_SECONDARIES-1] = 1, [IPV4_DEVCONF_ARP_ACCEPT-1] = 0, [IPV4_DEVCONF_ARP_NOTIFY-1] = 0, [IPV4_DEVCONF_ACCEPT_LOCAL-1] = 0, [IPV4_DEVCONF_SRC_VMARK-1] = 0, [IPV4_DEVCONF_PROXY_ARP_PVLAN-1] = 0, [IPV4_DEVCONF_ROUTE_LOCALNET-1]</text:p>
      <text:p text:style-name="P13"><text:s/>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}}, {{nla_len=624, nla_type=AF_INET6}, [{{nla_len=8, nla_type=IFLA_INET6_FLAGS}, IF_READY}, {{nla_len=20, nla_type=IFLA_INET6_CACHEINFO}, {max_reasm_len=65535, tstamp=972, reachable_time=32852, retrans_time=1000}}, {{nla_len=212, nla_type=IFLA_INET6_CONF}, [[DEVCONF_FORWARDING] = 0, [DEVCONF_HOPLIMIT] = 64, [DEVCONF_MTU6] = 1500, [DEVCONF_ACCEPT_RA] = 0, [DEVCONF_ACCEPT_REDIRECTS] = 1, [DEVCONF_AUTOCONF] = 1, [DEVCONF_DAD_TRANSMITS] = 1, [DEVCONF_RTR_SOLICITS] = -1, [DEVCONF_RTR_SOLICIT_INTERVAL] = 4000, [DEVCONF_RTR_SOLICIT_DELAY] = 1000, [DEVCONF_USE_TEMPADDR] = 2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[DEVCONF_MC_FORWARDING] = 0, [DEVCONF_DISABLE_IPV6] = 0, [DEVCONF_ACCEPT_DAD] = 1, [DEVCONF_FORCE_TLLAO] = 0, [DEVCONF_NDISC_NOTIFY] = 0, [DEVCONF_MLDV1_UNSOLICITED_REPORT_INTERVAL] = 10000, [DEVCONF_MLDV2_UNSOLICITED_REPORT_INTERVAL] = 1000, ...]}, {{nla_len=300, nla_type=IFLA_INET6_STATS}, [[IPSTATS_MIB_NUM] = 37, [IPSTATS_MIB_INPKTS] = 97, [IPSTATS_MIB_INOCTETS] = 21969, [IPSTATS_MIB_INDELIVERS] = 97, [IPSTATS_MIB_OUTFORWDATAGRAMS] = 0, [IPSTATS_MIB_OUTPKTS] = 27, [IPSTATS_MIB_OUTOCTETS] = 2529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97, [IPSTATS_MIB_OUTMCASTPKTS] = 27, [IPSTATS_MIB_INBCASTPKTS] = 0, [IPSTATS_MIB_OUTBCASTPKTS] = 0, [IPSTATS_MIB_INMCASTOCTETS] = 21969, [IPSTATS_MIB_OUTMCASTOCTETS] = 2529, [IPSTATS_MIB_INBCASTOCTETS] = 0, [IPSTATS_MIB_OUTBCASTOCTETS] = 0, [IPSTATS_MIB_CSUMERRORS] = 0, ...]}, {{nla_len=52, nla_type=IFLA_INET6_ICMP6STATS}, [[ICMP6_MIB_NUM] = 6, [ICMP6_MIB_INMSGS] = 0, [ICMP6_MIB_INERRORS] = 0, [ICMP6_MIB_OUTMSGS] = 10, [ICMP6_MIB_OUTERRORS] = 0, [ICMP6_MIB_CSUMERRORS] = 0]}, {{nla_len=20, nla_type=IFLA_INET6_TOKEN}, inet_pton(AF_INET6, "::")}, {{nla_len=5, nla_type=IFLA_INET6_ADDR_GEN_MODE}, IN6_ADDR_GEN_MODE_NONE}]}]}]}], iov_len=4096}], msg_iovlen=1, msg_controllen=0, msg_flags=0}, 0) = 2664</text:p>
      <text:p text:style-name="P13">recvmsg(12, {msg_name={sa_family=AF_NETLINK, nl_pid=0, nl_groups=00000000}, msg_namelen=12, msg_iov=[{iov_base={{len=20, type=NLMSG_DONE, flags=NLM_F_MULTI, seq=1610294089, pid=4730}, 0}, iov_len=4096}], msg_iovlen=1, msg_controllen=0, msg_flags=0}, 0) = 20</text:p>
      <text:p text:style-name="P13">sendto(12, {{len=20, type=RTM_GETADDR, flags=NLM_F_REQUEST|NLM_F_DUMP, seq=1610294090, pid=0}, {ifa_family=AF_UNSPEC, ...}}, 20, 0, {sa_family=AF_NETLINK, nl_pid=0, nl_groups=00000000}, 12) = 20</text:p>
      <text:p text:style-name="P13">recvmsg(12, {msg_name={sa_family=AF_NETLINK, nl_pid=0, nl_groups=00000000}, msg_namelen=12, msg_iov=[{iov_base=[{{len=76, type=RTM_NEWADDR, flags=NLM_F_MULTI, seq=1610294090, pid=4730}, {ifa_family=AF_INET, ifa_prefixlen=8, ifa_flags=IFA_F_PERMANENT, ifa_scope=RT_SCOPE_HOST, ifa_index=if_nametoindex("lo")}, [{{nla_len=8, nla_type=IFA_ADDRESS}, inet_addr("127.0.0.1")}, {{nla_len=8, nla_type=IFA_LOCAL}, inet_addr("127.0.0.1")}, {{nla_len=7, nla_type=IFA_LABEL}, "lo"}, {{nla_len=8, nla_type=IFA_FLAGS}, IFA_F_PERMANENT}, {{nla_len=20, nla_type=IFA_CACHEINFO}, {ifa_prefered=4294967295, ifa_valid=4294967295, cstamp=207, tstamp=207}}]}, {{len=92, type=RTM_NEWADDR, flags=NLM_F_MULTI, seq=1610294090, pid=4730}, {ifa_family=AF_INET, ifa_prefixlen=24, ifa_flags=0, ifa_scope=RT_SCOPE_UNIVERSE, ifa_index=if_nametoindex("enp0s31f6")}, [{{nla_len=8, nla_type=IFA_ADDRESS}, inet_addr("192.168.1.201")}, {{nla_len=8, nla_type=IFA_LOCAL}, inet_addr("192.168.1.201")}, {{nla_len=8, nla_type=IFA_BROADCAST}, inet_addr("192.168.1.255")}, {{nla_len=14, nla_type=IFA_LABEL}, "enp0s31f6"}, {{nla_len=8, nla_type=IFA_FLAGS}, <text:soft-page-break/>IFA_F_NOPREFIXROUTE}, {{nla_len=20, nla_type=IFA_CACHEINFO}, {ifa_prefered=85662, ifa_valid=85662, cstamp=972, tstamp=1007}}]}], iov_len=4096}], msg_iovlen=1, msg_controllen=0, msg_flags=0}, 0) = 168</text:p>
      <text:p text:style-name="P13">recvmsg(12, {msg_name={sa_family=AF_NETLINK, nl_pid=0, nl_groups=00000000}, msg_namelen=12, msg_iov=[{iov_base=[{{len=72, type=RTM_NEWADDR, flags=NLM_F_MULTI, seq=1610294090, pid=4730}, {ifa_family=AF_INET6, ifa_prefixlen=128, ifa_flags=IFA_F_PERMANENT, ifa_scope=RT_SCOPE_HOST, ifa_index=if_nametoindex("lo")}, [{{nla_len=20, nla_type=IFA_ADDRESS}, inet_pton(AF_INET6, "::1")}, {{nla_len=20, nla_type=IFA_CACHEINFO}, {ifa_prefered=4294967295, ifa_valid=4294967295, cstamp=207, tstamp=207}}, {{nla_len=8, nla_type=IFA_FLAGS}, IFA_F_PERMANENT}]}, {{len=72, type=RTM_NEWADDR, flags=NLM_F_MULTI, seq=1610294090, pid=4730}, {ifa_family=AF_INET6, ifa_prefixlen=64, ifa_flags=IFA_F_PERMANENT, ifa_scope=RT_SCOPE_LINK, ifa_index=if_nametoindex("enp0s31f6")}, [{{nla_len=20, nla_type=IFA_ADDRESS}, inet_pton(AF_INET6, "fe80::9e94:1ac4:1c1:d72a")}, {{nla_len=20, nla_type=IFA_CACHEINFO}, {ifa_prefered=4294967295, ifa_valid=4294967295, cstamp=972, tstamp=1123}}, {{nla_len=8, nla_type=IFA_FLAGS}, IFA_F_PERMANENT|IFA_F_NOPREFIXROUTE}]}], iov_len=4096}], msg_iovlen=1, msg_controllen=0, msg_flags=0}, 0) = 144</text:p>
      <text:p text:style-name="P13">recvmsg(12, {msg_name={sa_family=AF_NETLINK, nl_pid=0, nl_groups=00000000}, msg_namelen=12, msg_iov=[{iov_base={{len=20, type=NLMSG_DONE, flags=NLM_F_MULTI, seq=1610294090, pid=4730}, 0}, iov_len=4096}], msg_iovlen=1, msg_controllen=0, msg_flags=0}, 0) = 20</text:p>
      <text:p text:style-name="P13">socket(AF_INET, SOCK_STREAM|SOCK_CLOEXEC, IPPROTO_TCP) = 12</text:p>
      <text:p text:style-name="P13">setsockopt(12, SOL_SOCKET, SO_REUSEADDR, [1], 4) = 0</text:p>
      <text:p text:style-name="P13">bind(12, {sa_family=AF_INET, sin_port=htons(3000), sin_addr=inet_addr("127.0.0.1")}, 16) = -1 EADDRINUSE (Адрес уже используется)</text:p>
      <text:p text:style-name="P13">socket(AF_NETLINK, SOCK_RAW|SOCK_CLOEXEC, NETLINK_ROUTE) = 12</text:p>
      <text:p text:style-name="P13">bind(12, {sa_family=AF_NETLINK, nl_pid=0, nl_groups=00000000}, 12) = 0</text:p>
      <text:p text:style-name="P13">getsockname(12, {sa_family=AF_NETLINK, nl_pid=4730, nl_groups=00000000}, [12]) = 0</text:p>
      <text:p text:style-name="P13">sendto(12, {{len=20, type=RTM_GETLINK, flags=NLM_F_REQUEST|NLM_F_DUMP, seq=1610294089, pid=0}, {ifi_family=AF_UNSPEC, ...}}, 20, 0, {sa_family=AF_NETLINK, nl_pid=0, nl_groups=00000000}, 12) = 20</text:p>
      <text:p text:style-name="P13">recvmsg(12, {msg_name={sa_family=AF_NETLINK, nl_pid=0, nl_groups=00000000}, msg_namelen=12, msg_iov=[{iov_base=[{{len=1320, type=RTM_NEWLINK, flags=NLM_F_MULTI, seq=1610294089, pid=4730}, {ifi_family=AF_UNSPEC, ifi_type=ARPHRD_LOOPBACK, ifi_index=if_nametoindex("lo"), ifi_flags=IFF_UP|IFF_LOOPBACK|IFF_RUNNING|IFF_LOWER_UP, ifi_change=0}, [{{nla_len=7, nla_type=IFLA_IFNAME}, "lo"}, {{nla_len=8, nla_type=IFLA_TXQLEN}, 1000}, {{nla_len=5, nla_type=IFLA_OPERSTATE}, 0}, {{nla_len=5, nla_type=IFLA_LINKMODE}, 0}, {{nla_len=8, nla_type=IFLA_MTU}, 65536}, {{nla_len=8, nla_type=IFLA_MIN_MTU}, 0}, {{nla_len=8, nla_type=IFLA_MAX_MTU}, 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2, nla_type=IFLA_QDISC}, "noqueue"}, {{nla_len=8, nla_type=IFLA_CARRIER_CHANGES}, 0}, {{nla_len=5, nla_type=IFLA_PROTO_DOWN}, 0}, {{nla_len=8, nla_type=IFLA_CARRIER_UP_COUNT}, 0}, {{nla_len=8, nla_type=IFLA_CARRIER_DOWN_COUNT}, 0}, {{nla_len=36, nla_type=IFLA_MAP}, {mem_start=0, mem_end=0, base_addr=0, irq=0, dma=0, port=0}}, {{nla_len=10, nla_type=IFLA_ADDRESS}, "\x00\x00\x00\x00\x00\x00"}, {{nla_len=10, nla_type=IFLA_BROADCAST}, "\x00\x00\x00\x00\x00\x00"}, {{nla_len=196, nla_type=IFLA_STATS64}, {rx_packets=3003, tx_packets=3003, rx_bytes=260309, tx_bytes=260309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3003, tx_packets=3003, rx_bytes=260309, tx_bytes=260309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764, nla_type=IFLA_AF_SPEC}, [{{nla_len=136, nla_type=AF_INET}, {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0, [IPV4_DEVCONF_ACCEPT_SOURCE_ROUTE-1] = 1, [IPV4_DEVCONF_BOOTP_RELAY-1] = 0, [IPV4_DEVCONF_LOG_MARTIANS-1] = 0, [IPV4_DEVCONF_TAG-1] = 0, [IPV4_DEVCONF_ARPFILTER-1] = 0, [IPV4_DEVCONF_MEDIUM_ID-1] = 0, [IPV4_DEVCONF_NOXFRM-1] = 1, [IPV4_DEVCONF_NOPOLICY-1] = 1, [IPV4_DEVCONF_FORCE_IGMP_VERSION-1] = 0, [IPV4_DEVCONF_ARP_ANNOUNCE-1] = 0, [IPV4_DEVCONF_ARP_IGNORE-1] = 0, [IPV4_DEVCONF_PROMOTE_SECONDARIES-1] = 1, [IPV4_DEVCONF_ARP_ACCEPT-1] = 0, [IPV4_DEVCONF_ARP_NOTIFY-1] = 0, <text:soft-page-break/>[IPV4_DEVCONF_ACCEPT_LOCAL-1] = 0, [IPV4_DEVCONF_SRC_VMARK-1] = 0, [IPV4_DEVCONF_PROXY_ARP_PVLAN-1] = 0, [IPV4_DEVCONF_ROUTE_LOCALNET-1] 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}}, {{nla_len=624, nla_type=AF_INET6}, [{{nla_len=8, nla_type=IFLA_INET6_FLAGS}, IF_READY}, {{nla_len=20, nla_type=IFLA_INET6_CACHEINFO}, {max_reasm_len=65535, tstamp=207, reachable_time=25820, retrans_time=1000}}, {{nla_len=212, nla_type=IFLA_INET6_CONF}, [[DEVCONF_FORWARDING] = 0, [DEVCONF_HOPLIMIT] = 64, [DEVCONF_MTU6] = 65536, [DEVCONF_ACCEPT_RA] = 1, [DEVCONF_ACCEPT_REDIRECTS] = 1, [DEVCONF_AUTOCONF] = 1, [DEVCONF_DAD_TRANSMITS] = 1, [DEVCONF_RTR_SOLICITS] = -1, [DEVCONF_RTR_SOLICIT_INTERVAL] = 4000, [DEVCONF_RTR_SOLICIT_DELAY] = 1000, [DEVCONF_USE_TEMPADDR] = -1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[DEVCONF_MC_FORWARDING] = 0, [DEVCONF_DISABLE_IPV6] = 0, [DEVCONF_ACCEPT_DAD] = -1, [DEVCONF_FORCE_TLLAO] = 0, [DEVCONF_NDISC_NOTIFY] = 0, [DEVCONF_MLDV1_UNSOLICITED_REPORT_INTERVAL] = 10000, [DEVCONF_MLDV2_UNSOLICITED_REPORT_INTERVAL] = 1000, ...]}, {{nla_len=300, nla_type=IFLA_INET6_STATS}, [[IPSTATS_MIB_NUM] = 37, [IPSTATS_MIB_INPKTS] = 6, [IPSTATS_MIB_INOCTETS] = 432, [IPSTATS_MIB_INDELIVERS] = 6, [IPSTATS_MIB_OUTFORWDATAGRAMS] = 0, [IPSTATS_MIB_OUTPKTS] = 6, [IPSTATS_MIB_OUTOCTETS] = 432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0, [IPSTATS_MIB_OUTMCASTPKTS] = 2, [IPSTATS_MIB_INBCASTPKTS] = 0, [IPSTATS_MIB_OUTBCASTPKTS] = 0, [IPSTATS_MIB_INMCASTOCTETS] = 0, [IPSTATS_MIB_OUTMCASTOCTETS] = 152, [IPSTATS_MIB_INBCASTOCTETS] = 0, [IPSTATS_MIB_OUTBCASTOCTETS] = 0, [IPSTATS_MIB_CSUMERRORS] = 0, ...]}, {{nla_len=52, nla_type=IFLA_INET6_ICMP6STATS}, [[ICMP6_MIB_NUM] = 6, [ICMP6_MIB_INMSGS] = 2, [ICMP6_MIB_INERRORS] = 0, [ICMP6_MIB_OUTMSGS] = 2, [ICMP6_MIB_OUTERRORS] = 0, [ICMP6_MIB_CSUMERRORS] = 0]}, {{nla_len=20, nla_type=IFLA_INET6_TOKEN}, inet_pton(AF_INET6, "::")}, {{nla_len=5, nla_type=IFLA_INET6_ADDR_GEN_MODE}, IN6_ADDR_GEN_MODE_EUI64}]}]}]}, {{len=1344, type=RTM_NEWLINK, flags=NLM_F_MULTI, seq=1610294089, pid=4730}, {ifi_family=AF_UNSPEC, ifi_type=ARPHRD_ETHER, ifi_index=if_nametoindex("enp0s31f6"), ifi_flags=IFF_UP|IFF_BROADCAST|IFF_RUNNING|IFF_MULTICAST|IFF_LOWER_UP, ifi_change=0}, [{{nla_len=14, nla_type=IFLA_IFNAME}, "enp0s31f6"}, {{nla_len=8, nla_type=IFLA_TXQLEN}, 1000}, {{nla_len=5, nla_type=IFLA_OPERSTATE}, 6}, {{nla_len=5, nla_type=IFLA_LINKMODE}, 0}, {{nla_len=8, nla_type=IFLA_MTU}, 1500}, {{nla_len=8, nla_type=IFLA_MIN_MTU}, 68}, {{nla_len=8, nla_type=IFLA_MAX_MTU}, 900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3, nla_type=IFLA_QDISC}, "fq_codel"}, {{nla_len=8, nla_type=IFLA_CARRIER_CHANGES}, 2}, {{nla_len=5, nla_type=IFLA_PROTO_DOWN}, 0}, {{nla_len=8, nla_type=IFLA_CARRIER_UP_COUNT}, 1}, {{nla_len=8, nla_type=IFLA_CARRIER_DOWN_COUNT}, 1}, {{nla_len=36, nla_type=IFLA_MAP}, {mem_start=0xf7100000, mem_end=0xf7120000, base_addr=0, irq=16, dma=0, port=0}}, {{nla_len=10, nla_type=IFLA_ADDRESS}, "\x34\x97\xf6\x9c\x68\x27"}, {{nla_len=10, nla_type=IFLA_BROADCAST}, "\xff\xff\xff\xff\xff\xff"}, {{nla_len=196, nla_type=IFLA_STATS64}, {rx_packets=18555, tx_packets=12839, rx_bytes=19038308, tx_bytes=2125498, rx_errors=0, tx_errors=0, rx_dropped=0, tx_dropped=0, multicast=22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18555, tx_packets=12839, rx_bytes=19038308, tx_bytes=2125498, <text:soft-page-break/>rx_errors=0, tx_errors=0, rx_dropped=0, tx_dropped=0, multicast=22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10, nla_type=0x36 /* IFLA_??? */}, "\x34\x97\xf6\x9c\x68\x27"}, {{nla_len=764, nla_type=IFLA_AF_SPEC}, [{{nla_len=136, nla_type=AF_INET}, {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2, [IPV4_DEVCONF_ACCEPT_SOURCE_ROUTE-1] = 1, [IPV4_DEVCONF_BOOTP_RELAY-1] = 0, [IPV4_DEVCONF_LOG_MARTIANS-1] = 0, [IPV4_DEVCONF_TAG-1] = 0, [IPV4_DEVCONF_ARPFILTER-1] = 0, [IPV4_DEVCONF_MEDIUM_ID-1] = 0, [IPV4_DEVCONF_NOXFRM-1] = 0, [IPV4_DEVCONF_NOPOLICY-1] = 0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</text:p>
      <text:p text:style-name="P13"><text:s/>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}}, {{nla_len=624, nla_type=AF_INET6}, [{{nla_len=8, nla_type=IFLA_INET6_FLAGS}, IF_READY}, {{nla_len=20, nla_type=IFLA_INET6_CACHEINFO}, {max_reasm_len=65535, tstamp=972, reachable_time=32852, retrans_time=1000}}, {{nla_len=212, nla_type=IFLA_INET6_CONF}, [[DEVCONF_FORWARDING] = 0, [DEVCONF_HOPLIMIT] = 64, [DEVCONF_MTU6] = 1500, [DEVCONF_ACCEPT_RA] = 0, [DEVCONF_ACCEPT_REDIRECTS] = 1, [DEVCONF_AUTOCONF] = 1, [DEVCONF_DAD_TRANSMITS] = 1, [DEVCONF_RTR_SOLICITS] = -1, [DEVCONF_RTR_SOLICIT_INTERVAL] = 4000, [DEVCONF_RTR_SOLICIT_DELAY] = 1000, [DEVCONF_USE_TEMPADDR] = 2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[DEVCONF_MC_FORWARDING] = 0, [DEVCONF_DISABLE_IPV6] = 0, [DEVCONF_ACCEPT_DAD] = 1, [DEVCONF_FORCE_TLLAO] = 0, [DEVCONF_NDISC_NOTIFY] = 0, [DEVCONF_MLDV1_UNSOLICITED_REPORT_INTERVAL] = 10000, [DEVCONF_MLDV2_UNSOLICITED_REPORT_INTERVAL] = 1000, ...]}, {{nla_len=300, nla_type=IFLA_INET6_STATS}, [[IPSTATS_MIB_NUM] = 37, [IPSTATS_MIB_INPKTS] = 97, [IPSTATS_MIB_INOCTETS] = 21969, [IPSTATS_MIB_INDELIVERS] = 97, [IPSTATS_MIB_OUTFORWDATAGRAMS] = 0, [IPSTATS_MIB_OUTPKTS] = 27, [IPSTATS_MIB_OUTOCTETS] = 2529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97, [IPSTATS_MIB_OUTMCASTPKTS] = 27, [IPSTATS_MIB_INBCASTPKTS] = 0, [IPSTATS_MIB_OUTBCASTPKTS] = 0, [IPSTATS_MIB_INMCASTOCTETS] = 21969, [IPSTATS_MIB_OUTMCASTOCTETS] = 2529, [IPSTATS_MIB_INBCASTOCTETS] = 0, [IPSTATS_MIB_OUTBCASTOCTETS] = 0, [IPSTATS_MIB_CSUMERRORS] = 0, ...]}, {{nla_len=52, nla_type=IFLA_INET6_ICMP6STATS}, [[ICMP6_MIB_NUM] = 6, [ICMP6_MIB_INMSGS] = 0, [ICMP6_MIB_INERRORS] = 0, [ICMP6_MIB_OUTMSGS] = 10, [ICMP6_MIB_OUTERRORS] = 0, [ICMP6_MIB_CSUMERRORS] = 0]}, {{nla_len=20, nla_type=IFLA_INET6_TOKEN}, inet_pton(AF_INET6, "::")}, {{nla_len=5, nla_type=IFLA_INET6_ADDR_GEN_MODE}, IN6_ADDR_GEN_MODE_NONE}]}]}]}], iov_len=4096}], msg_iovlen=1, msg_controllen=0, msg_flags=0}, 0) = 2664</text:p>
      <text:p text:style-name="P13"><text:soft-page-break/>recvmsg(12, {msg_name={sa_family=AF_NETLINK, nl_pid=0, nl_groups=00000000}, msg_namelen=12, msg_iov=[{iov_base={{len=20, type=NLMSG_DONE, flags=NLM_F_MULTI, seq=1610294089, pid=4730}, 0}, iov_len=4096}], msg_iovlen=1, msg_controllen=0, msg_flags=0}, 0) = 20</text:p>
      <text:p text:style-name="P13">sendto(12, {{len=20, type=RTM_GETADDR, flags=NLM_F_REQUEST|NLM_F_DUMP, seq=1610294090, pid=0}, {ifa_family=AF_UNSPEC, ...}}, 20, 0, {sa_family=AF_NETLINK, nl_pid=0, nl_groups=00000000}, 12) = 20</text:p>
      <text:p text:style-name="P13">recvmsg(12, {msg_name={sa_family=AF_NETLINK, nl_pid=0, nl_groups=00000000}, msg_namelen=12, msg_iov=[{iov_base=[{{len=76, type=RTM_NEWADDR, flags=NLM_F_MULTI, seq=1610294090, pid=4730}, {ifa_family=AF_INET, ifa_prefixlen=8, ifa_flags=IFA_F_PERMANENT, ifa_scope=RT_SCOPE_HOST, ifa_index=if_nametoindex("lo")}, [{{nla_len=8, nla_type=IFA_ADDRESS}, inet_addr("127.0.0.1")}, {{nla_len=8, nla_type=IFA_LOCAL}, inet_addr("127.0.0.1")}, {{nla_len=7, nla_type=IFA_LABEL}, "lo"}, {{nla_len=8, nla_type=IFA_FLAGS}, IFA_F_PERMANENT}, {{nla_len=20, nla_type=IFA_CACHEINFO}, {ifa_prefered=4294967295, ifa_valid=4294967295, cstamp=207, tstamp=207}}]}, {{len=92, type=RTM_NEWADDR, flags=NLM_F_MULTI, seq=1610294090, pid=4730}, {ifa_family=AF_INET, ifa_prefixlen=24, ifa_flags=0, ifa_scope=RT_SCOPE_UNIVERSE, ifa_index=if_nametoindex("enp0s31f6")}, [{{nla_len=8, nla_type=IFA_ADDRESS}, inet_addr("192.168.1.201")}, {{nla_len=8, nla_type=IFA_LOCAL}, inet_addr("192.168.1.201")}, {{nla_len=8, nla_type=IFA_BROADCAST}, inet_addr("192.168.1.255")}, {{nla_len=14, nla_type=IFA_LABEL}, "enp0s31f6"}, {{nla_len=8, nla_type=IFA_FLAGS}, IFA_F_NOPREFIXROUTE}, {{nla_len=20, nla_type=IFA_CACHEINFO}, {ifa_prefered=85662, ifa_valid=85662, cstamp=972, tstamp=1007}}]}], iov_len=4096}], msg_iovlen=1, msg_controllen=0, msg_flags=0}, 0) = 168</text:p>
      <text:p text:style-name="P13">recvmsg(12, {msg_name={sa_family=AF_NETLINK, nl_pid=0, nl_groups=00000000}, msg_namelen=12, msg_iov=[{iov_base=[{{len=72, type=RTM_NEWADDR, flags=NLM_F_MULTI, seq=1610294090, pid=4730}, {ifa_family=AF_INET6, ifa_prefixlen=128, ifa_flags=IFA_F_PERMANENT, ifa_scope=RT_SCOPE_HOST, ifa_index=if_nametoindex("lo")}, [{{nla_len=20, nla_type=IFA_ADDRESS}, inet_pton(AF_INET6, "::1")}, {{nla_len=20, nla_type=IFA_CACHEINFO}, {ifa_prefered=4294967295, ifa_valid=4294967295, cstamp=207, tstamp=207}}, {{nla_len=8, nla_type=IFA_FLAGS}, IFA_F_PERMANENT}]}, {{len=72, type=RTM_NEWADDR, flags=NLM_F_MULTI, seq=1610294090, pid=4730}, {ifa_family=AF_INET6, ifa_prefixlen=64, ifa_flags=IFA_F_PERMANENT, ifa_scope=RT_SCOPE_LINK, ifa_index=if_nametoindex("enp0s31f6")}, [{{nla_len=20, nla_type=IFA_ADDRESS}, inet_pton(AF_INET6, "fe80::9e94:1ac4:1c1:d72a")}, {{nla_len=20, nla_type=IFA_CACHEINFO}, {ifa_prefered=4294967295, ifa_valid=4294967295, cstamp=972, tstamp=1123}}, {{nla_len=8, nla_type=IFA_FLAGS}, IFA_F_PERMANENT|IFA_F_NOPREFIXROUTE}]}], iov_len=4096}], msg_iovlen=1, msg_controllen=0, msg_flags=0}, 0) = 144</text:p>
      <text:p text:style-name="P13">recvmsg(12, {msg_name={sa_family=AF_NETLINK, nl_pid=0, nl_groups=00000000}, msg_namelen=12, msg_iov=[{iov_base={{len=20, type=NLMSG_DONE, flags=NLM_F_MULTI, seq=1610294090, pid=4730}, 0}, iov_len=4096}], msg_iovlen=1, msg_controllen=0, msg_flags=0}, 0) = 20</text:p>
      <text:p text:style-name="P13">socket(AF_INET, SOCK_STREAM|SOCK_CLOEXEC, IPPROTO_TCP) = 12</text:p>
      <text:p text:style-name="P13">setsockopt(12, SOL_SOCKET, SO_REUSEADDR, [1], 4) = 0</text:p>
      <text:p text:style-name="P13">bind(12, {sa_family=AF_INET, sin_port=htons(3001), sin_addr=inet_addr("127.0.0.1")}, 16) = 0</text:p>
      <text:p text:style-name="P13">listen(12, 100) <text:s text:c="24"/>= 0</text:p>
      <text:p text:style-name="P13">getsockname(12, {sa_family=AF_INET, sin_port=htons(3001), sin_addr=inet_addr("127.0.0.1")}, [128-&gt;16]) = 0</text:p>
      <text:p text:style-name="P13">getsockname(12, {sa_family=AF_INET, sin_port=htons(3001), sin_addr=inet_addr("127.0.0.1")}, [128-&gt;16]) = 0</text:p>
      <text:p text:style-name="P13">----------------------------------</text:p>
      <text:p text:style-name="P13">create [id]</text:p>
      <text:p text:style-name="P13">remove [id]</text:p>
      <text:p text:style-name="P13">exec [id] [cmd - start/stop/time]</text:p>
      <text:p text:style-name="P13">heartbeat [time (ms)]</text:p>
      <text:p text:style-name="P13">menu</text:p>
      <text:p text:style-name="P13">exit</text:p>
      <text:p text:style-name="P13">----------------------------------</text:p>
      <text:p text:style-name="P13">OK: 4733</text:p>
      <text:p text:style-name="P13">OK: 4736</text:p>
      <text:p text:style-name="P13">OK: 4739</text:p>
      <text:p text:style-name="P13">OK: 4742</text:p>
      <text:p text:style-name="P13">OK</text:p>
      <text:p text:style-name="P13">OK</text:p>
      <text:p text:style-name="P13">--- SIGCHLD {si_signo=SIGCHLD, si_code=CLD_KILLED, si_pid=4733, si_uid=1000, si_status=SIGTERM, si_utime=0, si_stime=0} ---</text:p>
      <text:p text:style-name="P13">+++ exited with 0 +++</text:p>
      <text:p text:style-name="P11">4. Листинг программы</text:p>
      <text:p text:style-name="P14"/>
      <text:p text:style-name="P45">main.cpp</text:p>
      <text:p text:style-name="P33"><text:span text:style-name="T33">#include</text:span><text:span text:style-name="T34">&lt;zmqpp/zmqpp.hpp&gt;</text:span></text:p>
      <text:p text:style-name="P34"><text:soft-page-break/><text:span text:style-name="T33">#include </text:span><text:span text:style-name="T34">&lt;signal.h&gt;</text:span></text:p>
      <text:p text:style-name="P35"/>
      <text:p text:style-name="P34"><text:span text:style-name="T33">#include</text:span><text:span text:style-name="T34">&lt;iostream&gt;</text:span></text:p>
      <text:p text:style-name="P34"><text:span text:style-name="T33">#include</text:span><text:span text:style-name="T34">&lt;sstream&gt;</text:span></text:p>
      <text:p text:style-name="P34"><text:span text:style-name="T33">#include</text:span><text:span text:style-name="T34">&lt;set&gt;</text:span></text:p>
      <text:p text:style-name="P34"><text:span text:style-name="T33">#include</text:span><text:span text:style-name="T34">&lt;string&gt;</text:span></text:p>
      <text:p text:style-name="P34"><text:span text:style-name="T33">#include</text:span><text:span text:style-name="T34">&lt;vector&gt;</text:span></text:p>
      <text:p text:style-name="P35"/>
      <text:p text:style-name="P34"><text:span text:style-name="T33">#include</text:span><text:span text:style-name="T34">"server.hpp"</text:span></text:p>
      <text:p text:style-name="P34"><text:span text:style-name="T33">#include</text:span><text:span text:style-name="T34">"BinTree.hpp"</text:span></text:p>
      <text:p text:style-name="P39"><text:line-break/></text:p>
      <text:p text:style-name="P34"><text:span text:style-name="T33">void</text:span> print_menu(){</text:p>
      <text:p text:style-name="P34">std::cout &lt;&lt; <text:span text:style-name="T34">"----------------------------------"</text:span> &lt;&lt; std::endl</text:p>
      <text:p text:style-name="P34">&lt;&lt; <text:span text:style-name="T34">"create [id]"</text:span> &lt;&lt; std::endl</text:p>
      <text:p text:style-name="P34">&lt;&lt; <text:span text:style-name="T34">"remove [id]"</text:span> &lt;&lt; std::endl</text:p>
      <text:p text:style-name="P34">&lt;&lt; <text:span text:style-name="T34">"exec [id] [cmd - start/stop/time]"</text:span> &lt;&lt; std::endl</text:p>
      <text:p text:style-name="P34">&lt;&lt; <text:span text:style-name="T34">"heartbeat [time (ms)]"</text:span> &lt;&lt; std::endl</text:p>
      <text:p text:style-name="P34">&lt;&lt; <text:span text:style-name="T34">"menu"</text:span> &lt;&lt; std::endl</text:p>
      <text:p text:style-name="P34">&lt;&lt; <text:span text:style-name="T34">"exit"</text:span> &lt;&lt; std::endl</text:p>
      <text:p text:style-name="P34">&lt;&lt; <text:span text:style-name="T34">"----------------------------------"</text:span> &lt;&lt; std::endl;</text:p>
      <text:p text:style-name="P34">}</text:p>
      <text:p text:style-name="P35"/>
      <text:p text:style-name="P34"><text:span text:style-name="T33">struct</text:span> Token{</text:p>
      <text:p text:style-name="P34">BinTree *ptrTree;</text:p>
      <text:p text:style-name="P34"><text:span text:style-name="T33">int</text:span> time;</text:p>
      <text:p text:style-name="P34">std::unique_ptr&lt;zmqpp::socket&gt; ping_ptr;</text:p>
      <text:p text:style-name="P34">};</text:p>
      <text:p text:style-name="P35"/>
      <text:p text:style-name="P34"><text:span text:style-name="T33">void*</text:span> count(<text:span text:style-name="T33">void*</text:span> arg){</text:p>
      <text:p text:style-name="P34">Token* tok = (Token*)arg;</text:p>
      <text:p text:style-name="P34">BinTree* tree = tok-&gt;ptrTree;</text:p>
      <text:p text:style-name="P34">std::vector&lt;<text:span text:style-name="T33">int</text:span>&gt; unavailable;</text:p>
      <text:p text:style-name="P34"><text:span text:style-name="T33">int</text:span> time = tok-&gt;time;</text:p>
      <text:p text:style-name="P34"><text:span text:style-name="T33">while</text:span>(tok-&gt;ping_ptr){</text:p>
      <text:p text:style-name="P34"><text:span text:style-name="T33">for</text:span>(<text:span text:style-name="T33">int</text:span> i = <text:span text:style-name="T35">0</text:span>; i &lt; time; ++i){</text:p>
      <text:p text:style-name="P34">usleep(<text:span text:style-name="T35">1000</text:span>);</text:p>
      <text:p text:style-name="P34">tree-&gt;add_time();</text:p>
      <text:p text:style-name="P34">}</text:p>
      <text:p text:style-name="P34">unavailable = tree-&gt;unable_nodes(time);</text:p>
      <text:p text:style-name="P34"><text:span text:style-name="T33">if</text:span>(!unavailable.empty()){</text:p>
      <text:p text:style-name="P34"><text:span text:style-name="T33">for</text:span>(<text:span text:style-name="T33">auto</text:span> i : unavailable){</text:p>
      <text:p text:style-name="P34">std::cout &lt;&lt; <text:span text:style-name="T34">"Heartbit: node "</text:span> &lt;&lt; i &lt;&lt; <text:span text:style-name="T34">" is unavailable now\n"</text:span>;</text:p>
      <text:p text:style-name="P34">}</text:p>
      <text:p text:style-name="P34">}</text:p>
      <text:p text:style-name="P34">unavailable.clear();</text:p>
      <text:p text:style-name="P34">}</text:p>
      <text:p text:style-name="P34"><text:span text:style-name="T33">return</text:span> <text:span text:style-name="T33">nullptr</text:span>;</text:p>
      <text:p text:style-name="P34">}</text:p>
      <text:p text:style-name="P34"><text:span text:style-name="T33">void*</text:span> ping(<text:span text:style-name="T33">void*</text:span> arg){</text:p>
      <text:p text:style-name="P34">Token* tok = (Token*) arg;</text:p>
      <text:p text:style-name="P34"><text:soft-page-break/>BinTree* tree = tok-&gt;ptrTree;</text:p>
      <text:p text:style-name="P34"><text:span text:style-name="T33">int</text:span> id;</text:p>
      <text:p text:style-name="P34"><text:span text:style-name="T33">size_t</text:span> length = <text:span text:style-name="T33">sizeof</text:span>(<text:span text:style-name="T33">int</text:span>);</text:p>
      <text:p text:style-name="P34"><text:span text:style-name="T33">while</text:span>(tok-&gt;ping_ptr){</text:p>
      <text:p text:style-name="P34">tok-&gt;ping_ptr-&gt;receive_raw((<text:span text:style-name="T33">char</text:span>*)&amp;id, length);</text:p>
      <text:p text:style-name="P34">tree-&gt;reset(id);</text:p>
      <text:p text:style-name="P34">}</text:p>
      <text:p text:style-name="P34"><text:span text:style-name="T33">return</text:span> <text:span text:style-name="T33">nullptr</text:span>;</text:p>
      <text:p text:style-name="P34">}</text:p>
      <text:p text:style-name="P34"><text:span text:style-name="T33">int</text:span> main() {</text:p>
      <text:p text:style-name="P34">BinTree tree;</text:p>
      <text:p text:style-name="P35"/>
      <text:p text:style-name="P34"><text:span text:style-name="T33">int</text:span> child_pid = <text:span text:style-name="T35">0</text:span>;</text:p>
      <text:p text:style-name="P34"><text:span text:style-name="T33">int</text:span> child_id = <text:span text:style-name="T35">0</text:span>;</text:p>
      <text:p text:style-name="P35"/>
      <text:p text:style-name="P34">Token tok;</text:p>
      <text:p text:style-name="P34">pthread_t thread;</text:p>
      <text:p text:style-name="P34">pthread_t thread2;</text:p>
      <text:p text:style-name="P35"/>
      <text:p text:style-name="P34">zmqpp::context context;</text:p>
      <text:p text:style-name="P34">zmqpp::socket main_socket(context, zmqpp::socket_type::<text:span text:style-name="T35">req</text:span>);</text:p>
      <text:p text:style-name="P34">zmqpp::socket ping_socket(context, zmqpp::socket_type::<text:span text:style-name="T35">pull</text:span>);</text:p>
      <text:p text:style-name="P40"/>
      <text:p text:style-name="P34"><text:span text:style-name="T33">int</text:span> port = bind_socket(main_socket);</text:p>
      <text:p text:style-name="P34"><text:span text:style-name="T33">int</text:span> ping_port = bind_socket(ping_socket);</text:p>
      <text:p text:style-name="P35"/>
      <text:p text:style-name="P34"><text:span text:style-name="T33">int</text:span> input_id;</text:p>
      <text:p text:style-name="P34">std::string result;</text:p>
      <text:p text:style-name="P34">std::string msg;</text:p>
      <text:p text:style-name="P34">std::string cmd;</text:p>
      <text:p text:style-name="P34">std::string subcmd;</text:p>
      <text:p text:style-name="P40"/>
      <text:p text:style-name="P34">print_menu();</text:p>
      <text:p text:style-name="P34"><text:span text:style-name="T33">while</text:span> (<text:span text:style-name="T33">true</text:span>) {</text:p>
      <text:p text:style-name="P34">std::cin &gt;&gt; cmd;</text:p>
      <text:p text:style-name="P34"><text:span text:style-name="T33">if</text:span> (cmd == <text:span text:style-name="T34">"create"</text:span>) {</text:p>
      <text:p text:style-name="P34">std::cin &gt;&gt; input_id;</text:p>
      <text:p text:style-name="P34"><text:span text:style-name="T33">if</text:span> (child_pid == <text:span text:style-name="T35">0</text:span>) {</text:p>
      <text:p text:style-name="P34">child_pid = fork();</text:p>
      <text:p text:style-name="P34"><text:span text:style-name="T33">if</text:span> (child_pid == -<text:span text:style-name="T35">1</text:span>) {</text:p>
      <text:p text:style-name="P34">std::cout &lt;&lt; <text:span text:style-name="T34">"Unable to create first worker node"</text:span> &lt;&lt; std::endl;</text:p>
      <text:p text:style-name="P34">child_pid = <text:span text:style-name="T35">0</text:span>;</text:p>
      <text:p text:style-name="P34">exit(<text:span text:style-name="T35">1</text:span>);</text:p>
      <text:p text:style-name="P34">} <text:span text:style-name="T33">else</text:span> <text:span text:style-name="T33">if</text:span> (child_pid == <text:span text:style-name="T35">0</text:span>) {</text:p>
      <text:p text:style-name="P34">create_node(input_id, port, ping_port);</text:p>
      <text:p text:style-name="P34">} <text:span text:style-name="T33">else</text:span> {</text:p>
      <text:p text:style-name="P34">child_id = input_id;</text:p>
      <text:p text:style-name="P34">msg = <text:span text:style-name="T34">"pid"</text:span>;</text:p>
      <text:p text:style-name="P34">send_msg(main_socket, msg);</text:p>
      <text:p text:style-name="P34">result = recieve_msg(main_socket);</text:p>
      <text:p text:style-name="P34"><text:soft-page-break/>}</text:p>
      <text:p text:style-name="P34">}</text:p>
      <text:p text:style-name="P34"><text:span text:style-name="T33">else</text:span> {</text:p>
      <text:p text:style-name="P34">std::ostringstream msg_stream;</text:p>
      <text:p text:style-name="P34">msg_stream &lt;&lt; <text:span text:style-name="T34">"create "</text:span> &lt;&lt; input_id;</text:p>
      <text:p text:style-name="P34">send_msg(main_socket, msg_stream.str());</text:p>
      <text:p text:style-name="P34">result = recieve_msg(main_socket);</text:p>
      <text:p text:style-name="P34">}</text:p>
      <text:p text:style-name="P35"/>
      <text:p text:style-name="P34"><text:span text:style-name="T33">if</text:span> (result.substr(<text:span text:style-name="T35">0</text:span>,<text:span text:style-name="T35">2</text:span>) == <text:span text:style-name="T34">"OK"</text:span>) {</text:p>
      <text:p text:style-name="P34">tree.insert(input_id);</text:p>
      <text:p text:style-name="P34">}</text:p>
      <text:p text:style-name="P34">std::cout &lt;&lt; result &lt;&lt; std::endl;</text:p>
      <text:p text:style-name="P35"/>
      <text:p text:style-name="P34">}</text:p>
      <text:p text:style-name="P34"><text:span text:style-name="T33">else</text:span> <text:span text:style-name="T33">if</text:span> (cmd == <text:span text:style-name="T34">"remove"</text:span>) {</text:p>
      <text:p text:style-name="P34"><text:span text:style-name="T33">if</text:span> (child_pid == <text:span text:style-name="T35">0</text:span>) {</text:p>
      <text:p text:style-name="P34">std::cout &lt;&lt; <text:span text:style-name="T34">"Error: Not found"</text:span> &lt;&lt; std::endl;</text:p>
      <text:p text:style-name="P34"><text:span text:style-name="T33">continue</text:span>;</text:p>
      <text:p text:style-name="P34">}</text:p>
      <text:p text:style-name="P35"/>
      <text:p text:style-name="P34">std::cin &gt;&gt; input_id;</text:p>
      <text:p text:style-name="P34"><text:span text:style-name="T33">if</text:span> (input_id == child_id) {</text:p>
      <text:p text:style-name="P34">kill(child_pid, <text:span text:style-name="T33">SIGTERM</text:span>);</text:p>
      <text:p text:style-name="P34">kill(child_pid, <text:span text:style-name="T33">SIGKILL</text:span>);</text:p>
      <text:p text:style-name="P34">child_id = <text:span text:style-name="T35">0</text:span>;</text:p>
      <text:p text:style-name="P34">child_pid = <text:span text:style-name="T35">0</text:span>;</text:p>
      <text:p text:style-name="P34">std::cout &lt;&lt; <text:span text:style-name="T34">"OK"</text:span> &lt;&lt; std::endl;</text:p>
      <text:p text:style-name="P34">tree.erase(input_id);</text:p>
      <text:p text:style-name="P34"><text:span text:style-name="T33">continue</text:span>;</text:p>
      <text:p text:style-name="P34">}</text:p>
      <text:p text:style-name="P34">msg = <text:span text:style-name="T34">"remove "</text:span> + std::to_string(input_id);</text:p>
      <text:p text:style-name="P34">send_msg(main_socket, msg);</text:p>
      <text:p text:style-name="P34">result = recieve_msg(main_socket);</text:p>
      <text:p text:style-name="P34"><text:span text:style-name="T33">if</text:span> (result.substr(<text:span text:style-name="T35">0</text:span>, <text:span text:style-name="T35">2</text:span>) == <text:span text:style-name="T34">"OK"</text:span>) {</text:p>
      <text:p text:style-name="P34">tree.erase(input_id);</text:p>
      <text:p text:style-name="P34">}</text:p>
      <text:p text:style-name="P34">std::cout &lt;&lt; result &lt;&lt; std::endl;</text:p>
      <text:p text:style-name="P35"/>
      <text:p text:style-name="P34">}</text:p>
      <text:p text:style-name="P34"><text:span text:style-name="T33">else</text:span> <text:span text:style-name="T33">if</text:span> (cmd == <text:span text:style-name="T34">"exec"</text:span>) {</text:p>
      <text:p text:style-name="P34">std::cin &gt;&gt; input_id &gt;&gt; subcmd;</text:p>
      <text:p text:style-name="P34">std::vector&lt;<text:span text:style-name="T33">int</text:span>&gt; path = tree.get_path_to(input_id);</text:p>
      <text:p text:style-name="P34"><text:span text:style-name="T33">if</text:span>(path.empty()) {</text:p>
      <text:p text:style-name="P34">std::cout &lt;&lt; <text:span text:style-name="T34">"Error: Not found"</text:span> &lt;&lt; std::endl;</text:p>
      <text:p text:style-name="P34"><text:span text:style-name="T33">continue</text:span>;</text:p>
      <text:p text:style-name="P34">}</text:p>
      <text:p text:style-name="P34">path.erase(path.begin());</text:p>
      <text:p text:style-name="P34">msg = <text:span text:style-name="T34">"exec "</text:span> + subcmd + <text:span text:style-name="T34">" "</text:span> + std::to_string(path.size());</text:p>
      <text:p text:style-name="P34"><text:span text:style-name="T33">for</text:span> (<text:span text:style-name="T33">int</text:span> i : path) {</text:p>
      <text:p text:style-name="P34">msg += <text:span text:style-name="T34">" "</text:span> + std::to_string(i);</text:p>
      <text:p text:style-name="P34">}</text:p>
      <text:p text:style-name="P34"><text:soft-page-break/>send_msg(main_socket, msg);</text:p>
      <text:p text:style-name="P34">result = recieve_msg(main_socket);</text:p>
      <text:p text:style-name="P34">std::cout &lt;&lt; result &lt;&lt; std::endl;</text:p>
      <text:p text:style-name="P35"/>
      <text:p text:style-name="P34">}</text:p>
      <text:p text:style-name="P34"><text:span text:style-name="T33">else</text:span> <text:span text:style-name="T33">if</text:span> (cmd == <text:span text:style-name="T34">"heartbeat"</text:span>) {</text:p>
      <text:p text:style-name="P34"><text:span text:style-name="T33">int</text:span> timing;</text:p>
      <text:p text:style-name="P34">std::cin &gt;&gt; timing;</text:p>
      <text:p text:style-name="P34"><text:span text:style-name="T33">if</text:span> (child_pid == <text:span text:style-name="T35">0</text:span>) {</text:p>
      <text:p text:style-name="P34">std::cout &lt;&lt; <text:span text:style-name="T34">"Error: Not found"</text:span> &lt;&lt; std::endl;</text:p>
      <text:p text:style-name="P34"><text:span text:style-name="T33">continue</text:span>;</text:p>
      <text:p text:style-name="P34">}</text:p>
      <text:p text:style-name="P34">msg = <text:span text:style-name="T34">"heartbeat "</text:span>+ std::to_string(timing);</text:p>
      <text:p text:style-name="P34">send_msg(main_socket, msg);</text:p>
      <text:p text:style-name="P34">result = recieve_msg(main_socket);</text:p>
      <text:p text:style-name="P34">std::cout &lt;&lt; result &lt;&lt; std::endl;</text:p>
      <text:p text:style-name="P34">tok.ping_ptr.reset(&amp;ping_socket);</text:p>
      <text:p text:style-name="P34">tok.ptrTree = &amp;tree;</text:p>
      <text:p text:style-name="P34">tok.time = timing;</text:p>
      <text:p text:style-name="P34">pthread_create(&amp;thread, <text:span text:style-name="T33">nullptr</text:span>, ping, &amp;tok);</text:p>
      <text:p text:style-name="P34">pthread_create(&amp;thread2, <text:span text:style-name="T33">nullptr</text:span>, count, &amp;tok);</text:p>
      <text:p text:style-name="P34">}</text:p>
      <text:p text:style-name="P34"><text:span text:style-name="T33">else</text:span> <text:span text:style-name="T33">if</text:span> (cmd == <text:span text:style-name="T34">"menu"</text:span>) {</text:p>
      <text:p text:style-name="P34">print_menu();</text:p>
      <text:p text:style-name="P34">}</text:p>
      <text:p text:style-name="P34"><text:span text:style-name="T33">else</text:span> <text:span text:style-name="T33">if</text:span> (cmd == <text:span text:style-name="T34">"exit"</text:span>) {</text:p>
      <text:p text:style-name="P34"><text:span text:style-name="T33">if</text:span> (child_pid &gt; <text:span text:style-name="T35">0</text:span>) {</text:p>
      <text:p text:style-name="P34">send_msg(main_socket, <text:span text:style-name="T34">"kill_child"</text:span>);</text:p>
      <text:p text:style-name="P34">result = recieve_msg(main_socket);</text:p>
      <text:p text:style-name="P34"><text:span text:style-name="T33">if</text:span> (result.substr(<text:span text:style-name="T35">0</text:span>, <text:span text:style-name="T35">2</text:span>) == <text:span text:style-name="T34">"OK"</text:span>) {</text:p>
      <text:p text:style-name="P34">kill(child_pid, <text:span text:style-name="T33">SIGTERM</text:span>);</text:p>
      <text:p text:style-name="P34">kill(child_pid, <text:span text:style-name="T33">SIGKILL</text:span>);</text:p>
      <text:p text:style-name="P34">child_id = <text:span text:style-name="T35">0</text:span>;</text:p>
      <text:p text:style-name="P34">child_pid = <text:span text:style-name="T35">0</text:span>;</text:p>
      <text:p text:style-name="P34">std::cout &lt;&lt; <text:span text:style-name="T34">"OK"</text:span> &lt;&lt; std::endl;</text:p>
      <text:p text:style-name="P34">tree.erase(input_id);</text:p>
      <text:p text:style-name="P34">}</text:p>
      <text:p text:style-name="P34">}</text:p>
      <text:p text:style-name="P34"><text:span text:style-name="T33">break</text:span>;</text:p>
      <text:p text:style-name="P34">}</text:p>
      <text:p text:style-name="P34">}</text:p>
      <text:p text:style-name="P34"><text:span text:style-name="T33">return</text:span> <text:span text:style-name="T35">0</text:span>;</text:p>
      <text:p text:style-name="P34">}</text:p>
      <text:p text:style-name="P34"/>
      <text:p text:style-name="P45">node.cpp</text:p>
      <text:p text:style-name="P45"/>
      <text:p text:style-name="P36">//</text:p>
      <text:p text:style-name="P37">// Created by nikita on 2<text:span text:style-name="T32">4</text:span>.12.2020.</text:p>
      <text:p text:style-name="P37">//</text:p>
      <text:p text:style-name="P34"><text:span text:style-name="T33">#include</text:span><text:span text:style-name="T34">&lt;zmqpp/zmqpp.hpp&gt;</text:span></text:p>
      <text:p text:style-name="P34"><text:span text:style-name="T33">#include</text:span><text:span text:style-name="T34">&lt;csignal&gt;</text:span></text:p>
      <text:p text:style-name="P35"><text:soft-page-break/></text:p>
      <text:p text:style-name="P34"><text:span text:style-name="T33">#include</text:span><text:span text:style-name="T34">&lt;iostream&gt;</text:span></text:p>
      <text:p text:style-name="P34"><text:span text:style-name="T33">#include </text:span><text:span text:style-name="T34">&lt;sstream&gt;</text:span></text:p>
      <text:p text:style-name="P34"><text:span text:style-name="T33">#include</text:span><text:span text:style-name="T34">&lt;string&gt;</text:span></text:p>
      <text:p text:style-name="P34"><text:span text:style-name="T33">#include</text:span><text:span text:style-name="T34">&lt;vector&gt;</text:span></text:p>
      <text:p text:style-name="P34"><text:span text:style-name="T33">#include</text:span><text:span text:style-name="T34">&lt;unistd.h&gt;</text:span></text:p>
      <text:p text:style-name="P34"><text:span text:style-name="T33">#include</text:span><text:span text:style-name="T34">&lt;pthread.h&gt;</text:span></text:p>
      <text:p text:style-name="P35"/>
      <text:p text:style-name="P34"><text:span text:style-name="T33">#include</text:span><text:span text:style-name="T34">"server.hpp"</text:span></text:p>
      <text:p text:style-name="P35"/>
      <text:p text:style-name="P34">zmqpp::context context;</text:p>
      <text:p text:style-name="P34"><text:span text:style-name="T33">struct</text:span> Token{</text:p>
      <text:p text:style-name="P34"><text:span text:style-name="T33">int</text:span> time;</text:p>
      <text:p text:style-name="P34"><text:span text:style-name="T33">int</text:span> port;</text:p>
      <text:p text:style-name="P34"><text:span text:style-name="T33">int</text:span> id;</text:p>
      <text:p text:style-name="P34">};</text:p>
      <text:p text:style-name="P35"/>
      <text:p text:style-name="P34"><text:span text:style-name="T33">void*</text:span> send_ping(<text:span text:style-name="T33">void*</text:span> arg){</text:p>
      <text:p text:style-name="P34">Token* tok = (Token*)arg;</text:p>
      <text:p text:style-name="P34"><text:span text:style-name="T33">int</text:span> microseconds = tok-&gt;time*<text:span text:style-name="T35">1000</text:span>;</text:p>
      <text:p text:style-name="P34"><text:span text:style-name="T33">int</text:span> id = tok-&gt;id;</text:p>
      <text:p text:style-name="P34"><text:span text:style-name="T33">int</text:span> port = tok-&gt;port;</text:p>
      <text:p text:style-name="P34">zmqpp::socket ping_socket(context, zmqpp::socket_type::<text:span text:style-name="T35">push</text:span>);</text:p>
      <text:p text:style-name="P34"><text:span text:style-name="T33">size_t</text:span> length = <text:span text:style-name="T33">sizeof</text:span>(<text:span text:style-name="T33">int</text:span>);</text:p>
      <text:p text:style-name="P34"><text:span text:style-name="T33">try</text:span>{</text:p>
      <text:p text:style-name="P34">ping_socket.connect(host+std::to_string(port));</text:p>
      <text:p text:style-name="P34">}</text:p>
      <text:p text:style-name="P34"><text:span text:style-name="T33">catch</text:span>(zmqpp::zmq_internal_exception&amp; ex){</text:p>
      <text:p text:style-name="P34">std::cout &lt;&lt; <text:span text:style-name="T34">"Bind error!\n"</text:span>;</text:p>
      <text:p text:style-name="P34"><text:span text:style-name="T33">return</text:span> <text:span text:style-name="T33">nullptr</text:span>;</text:p>
      <text:p text:style-name="P34">}</text:p>
      <text:p text:style-name="P34"><text:span text:style-name="T33">while</text:span>(ping_socket){</text:p>
      <text:p text:style-name="P34">ping_socket.send_raw((<text:span text:style-name="T33">char</text:span>*)&amp;id, length, zmqpp::socket::<text:span text:style-name="T35">dont_wait</text:span>);</text:p>
      <text:p text:style-name="P34">usleep(microseconds);</text:p>
      <text:p text:style-name="P34">}</text:p>
      <text:p text:style-name="P34"><text:span text:style-name="T33">return</text:span> <text:span text:style-name="T33">nullptr</text:span>;</text:p>
      <text:p text:style-name="P34">}</text:p>
      <text:p text:style-name="P35"/>
      <text:p text:style-name="P34"><text:span text:style-name="T33">int</text:span> main(<text:span text:style-name="T33">int</text:span> argc, <text:span text:style-name="T33">char**</text:span> argv) {</text:p>
      <text:p text:style-name="P34"><text:span text:style-name="T33">if</text:span>(argc != <text:span text:style-name="T35">4</text:span>) {</text:p>
      <text:p text:style-name="P34">std::cerr &lt;&lt; <text:span text:style-name="T34">"Not enough parameters"</text:span> &lt;&lt; std::endl;</text:p>
      <text:p text:style-name="P34">exit(-<text:span text:style-name="T35">1</text:span>);</text:p>
      <text:p text:style-name="P34">}</text:p>
      <text:p text:style-name="P34">pthread_t thread;</text:p>
      <text:p text:style-name="P34">Token tok;</text:p>
      <text:p text:style-name="P34"><text:span text:style-name="T33">int</text:span> time;</text:p>
      <text:p text:style-name="P34"><text:span text:style-name="T33">int</text:span> id = std::stoi(argv[<text:span text:style-name="T35">1</text:span>]);</text:p>
      <text:p text:style-name="P34"><text:span text:style-name="T33">int</text:span> port_parent = std::stoi(argv[<text:span text:style-name="T35">2</text:span>]);</text:p>
      <text:p text:style-name="P34"><text:span text:style-name="T33">int</text:span> port_ping = std::stoi(argv[<text:span text:style-name="T35">3</text:span>]);</text:p>
      <text:p text:style-name="P34">tok.port = port_ping;</text:p>
      <text:p text:style-name="P34">tok.id = id;</text:p>
      <text:p text:style-name="P34">zmqpp::socket parent_socket(context, zmqpp::socket_type::<text:span text:style-name="T35">rep</text:span>);</text:p>
      <text:p text:style-name="P34"><text:soft-page-break/>parent_socket.connect(host+std::to_string(port_parent));</text:p>
      <text:p text:style-name="P35"/>
      <text:p text:style-name="P34"><text:span text:style-name="T33">int</text:span> left_pid = <text:span text:style-name="T35">0</text:span>;</text:p>
      <text:p text:style-name="P34"><text:span text:style-name="T33">int</text:span> right_pid = <text:span text:style-name="T35">0</text:span>;</text:p>
      <text:p text:style-name="P34"><text:span text:style-name="T33">int</text:span> left_id = <text:span text:style-name="T35">0</text:span>;</text:p>
      <text:p text:style-name="P34"><text:span text:style-name="T33">int</text:span> right_id = <text:span text:style-name="T35">0</text:span>;</text:p>
      <text:p text:style-name="P35"/>
      <text:p text:style-name="P34">zmqpp::socket_t left_socket(context, zmqpp::socket_type::<text:span text:style-name="T35">req</text:span>);</text:p>
      <text:p text:style-name="P34">zmqpp::socket_t right_socket(context, zmqpp::socket_type::<text:span text:style-name="T35">req</text:span>);</text:p>
      <text:p text:style-name="P40"/>
      <text:p text:style-name="P34"><text:span text:style-name="T33">int</text:span> left_port = bind_socket(left_socket);</text:p>
      <text:p text:style-name="P34"><text:span text:style-name="T33">int</text:span> right_port = bind_socket(right_socket);</text:p>
      <text:p text:style-name="P35"/>
      <text:p text:style-name="P34">std::string request;</text:p>
      <text:p text:style-name="P34">std::string msg;</text:p>
      <text:p text:style-name="P34">std::string cmd;</text:p>
      <text:p text:style-name="P34">std::string subcmd;</text:p>
      <text:p text:style-name="P35"/>
      <text:p text:style-name="P34"><text:span text:style-name="T33">int</text:span> value;</text:p>
      <text:p text:style-name="P35"/>
      <text:p text:style-name="P34">std::string left_res;</text:p>
      <text:p text:style-name="P34">std::string right_res;</text:p>
      <text:p text:style-name="P35"/>
      <text:p text:style-name="P34"><text:span text:style-name="T33">int</text:span> input_id;</text:p>
      <text:p text:style-name="P35"/>
      <text:p text:style-name="P34"><text:span text:style-name="T33">auto</text:span> start_clock = std::chrono::high_resolution_clock::now();</text:p>
      <text:p text:style-name="P34"><text:span text:style-name="T33">auto</text:span> stop_clock = std::chrono::high_resolution_clock::now();</text:p>
      <text:p text:style-name="P34"><text:span text:style-name="T33">auto</text:span> time_clock = <text:span text:style-name="T35">0</text:span>;</text:p>
      <text:p text:style-name="P34"><text:span text:style-name="T33">bool</text:span> flag_clock = <text:span text:style-name="T33">false</text:span>;</text:p>
      <text:p text:style-name="P40"/>
      <text:p text:style-name="P34"><text:span text:style-name="T33">while</text:span> (<text:span text:style-name="T33">true</text:span>) {</text:p>
      <text:p text:style-name="P34">request = recieve_msg(parent_socket);</text:p>
      <text:p text:style-name="P34">std::istringstream cmd_stream(request);</text:p>
      <text:p text:style-name="P34">cmd_stream &gt;&gt; cmd;</text:p>
      <text:p text:style-name="P34">msg.clear();</text:p>
      <text:p text:style-name="P34">std::ostringstream res(msg);</text:p>
      <text:p text:style-name="P34"><text:span text:style-name="T33">if</text:span> (cmd == <text:span text:style-name="T34">"id"</text:span>) {</text:p>
      <text:p text:style-name="P34">msg = <text:span text:style-name="T34">"OK: "</text:span> + std::to_string(id);</text:p>
      <text:p text:style-name="P34">send_msg(parent_socket, msg);</text:p>
      <text:p text:style-name="P34">} <text:span text:style-name="T33">else</text:span> <text:span text:style-name="T33">if</text:span> (cmd == <text:span text:style-name="T34">"pid"</text:span>) {</text:p>
      <text:p text:style-name="P34">msg = <text:span text:style-name="T34">"OK: "</text:span> + std::to_string(getpid());</text:p>
      <text:p text:style-name="P34">send_msg(parent_socket, msg);</text:p>
      <text:p text:style-name="P34">} <text:span text:style-name="T33">else</text:span> <text:span text:style-name="T33">if</text:span> (cmd == <text:span text:style-name="T34">"create"</text:span>) {</text:p>
      <text:p text:style-name="P34">cmd_stream &gt;&gt; input_id;</text:p>
      <text:p text:style-name="P34"><text:span text:style-name="T33">if</text:span> (input_id == id) {</text:p>
      <text:p text:style-name="P34">msg = <text:span text:style-name="T34">"Error: Already exists"</text:span>;</text:p>
      <text:p text:style-name="P34">send_msg(parent_socket, msg);</text:p>
      <text:p text:style-name="P34">} <text:span text:style-name="T33">else</text:span> <text:span text:style-name="T33">if</text:span> (input_id &lt; id) {</text:p>
      <text:p text:style-name="P34"><text:span text:style-name="T33">if</text:span> (left_pid == <text:span text:style-name="T35">0</text:span>) {</text:p>
      <text:p text:style-name="P34">left_pid = fork();</text:p>
      <text:p text:style-name="P34"><text:soft-page-break/><text:span text:style-name="T33">if</text:span> (left_pid == -<text:span text:style-name="T35">1</text:span>) {</text:p>
      <text:p text:style-name="P34">msg = <text:span text:style-name="T34">"Error: Cannot fork"</text:span>;</text:p>
      <text:p text:style-name="P34">send_msg(parent_socket, msg);</text:p>
      <text:p text:style-name="P34">left_pid = <text:span text:style-name="T35">0</text:span>;</text:p>
      <text:p text:style-name="P34">} <text:span text:style-name="T33">else</text:span> <text:span text:style-name="T33">if</text:span> (left_pid == <text:span text:style-name="T35">0</text:span>) {</text:p>
      <text:p text:style-name="P34">create_node(input_id, left_port, port_ping);</text:p>
      <text:p text:style-name="P34">} <text:span text:style-name="T33">else</text:span> {</text:p>
      <text:p text:style-name="P34">left_id = input_id;</text:p>
      <text:p text:style-name="P34">msg = <text:span text:style-name="T34">"pid"</text:span>;</text:p>
      <text:p text:style-name="P34">send_msg(left_socket, msg);</text:p>
      <text:p text:style-name="P34">send_msg(parent_socket, recieve_msg(left_socket));</text:p>
      <text:p text:style-name="P34">}</text:p>
      <text:p text:style-name="P34">} <text:span text:style-name="T33">else</text:span> {</text:p>
      <text:p text:style-name="P34">send_msg(left_socket, request);</text:p>
      <text:p text:style-name="P34">send_msg(parent_socket, recieve_msg(left_socket));</text:p>
      <text:p text:style-name="P34">}</text:p>
      <text:p text:style-name="P34">} <text:span text:style-name="T33">else</text:span> {</text:p>
      <text:p text:style-name="P34"><text:span text:style-name="T33">if</text:span> (right_pid == <text:span text:style-name="T35">0</text:span>) {</text:p>
      <text:p text:style-name="P34">right_pid = fork();</text:p>
      <text:p text:style-name="P34"><text:span text:style-name="T33">if</text:span> (right_pid == -<text:span text:style-name="T35">1</text:span>) {</text:p>
      <text:p text:style-name="P34">msg = <text:span text:style-name="T34">"Error: Cannot fork"</text:span>;</text:p>
      <text:p text:style-name="P34">send_msg(parent_socket, msg);</text:p>
      <text:p text:style-name="P34">right_pid = <text:span text:style-name="T35">0</text:span>;</text:p>
      <text:p text:style-name="P34">} <text:span text:style-name="T33">else</text:span> <text:span text:style-name="T33">if</text:span> (right_pid == <text:span text:style-name="T35">0</text:span>) {</text:p>
      <text:p text:style-name="P34">create_node(input_id, right_port, port_ping);</text:p>
      <text:p text:style-name="P34">} <text:span text:style-name="T33">else</text:span> {</text:p>
      <text:p text:style-name="P34">right_id = input_id;</text:p>
      <text:p text:style-name="P34">msg = <text:span text:style-name="T34">"pid"</text:span>;</text:p>
      <text:p text:style-name="P34">send_msg(right_socket, msg);</text:p>
      <text:p text:style-name="P34">send_msg(parent_socket, recieve_msg(right_socket));</text:p>
      <text:p text:style-name="P34">}</text:p>
      <text:p text:style-name="P34">} <text:span text:style-name="T33">else</text:span> {</text:p>
      <text:p text:style-name="P34">send_msg(right_socket, request);</text:p>
      <text:p text:style-name="P34">send_msg(parent_socket, recieve_msg(right_socket));</text:p>
      <text:p text:style-name="P34">}</text:p>
      <text:p text:style-name="P34">}</text:p>
      <text:p text:style-name="P34">} <text:span text:style-name="T33">else</text:span> <text:span text:style-name="T33">if</text:span> (cmd == <text:span text:style-name="T34">"remove"</text:span>) {</text:p>
      <text:p text:style-name="P34">cmd_stream &gt;&gt; input_id;</text:p>
      <text:p text:style-name="P34"><text:span text:style-name="T33">if</text:span> (input_id &lt; id) {</text:p>
      <text:p text:style-name="P34"><text:span text:style-name="T33">if</text:span> (left_id == <text:span text:style-name="T35">0</text:span>) {</text:p>
      <text:p text:style-name="P34">msg = <text:span text:style-name="T34">"Error: Not found"</text:span>;</text:p>
      <text:p text:style-name="P34">send_msg(parent_socket, msg);</text:p>
      <text:p text:style-name="P34">} <text:span text:style-name="T33">else</text:span> <text:span text:style-name="T33">if</text:span> (left_id == input_id) {</text:p>
      <text:p text:style-name="P34">msg = <text:span text:style-name="T34">"kill_child"</text:span>;</text:p>
      <text:p text:style-name="P34">send_msg(left_socket, msg);</text:p>
      <text:p text:style-name="P34">msg = recieve_msg(left_socket);</text:p>
      <text:p text:style-name="P34">kill(left_pid, <text:span text:style-name="T33">SIGTERM</text:span>);</text:p>
      <text:p text:style-name="P34">kill(left_pid, <text:span text:style-name="T33">SIGKILL</text:span>);</text:p>
      <text:p text:style-name="P34">left_id = <text:span text:style-name="T35">0</text:span>;</text:p>
      <text:p text:style-name="P34">left_pid = <text:span text:style-name="T35">0</text:span>;</text:p>
      <text:p text:style-name="P34">send_msg(parent_socket, msg);</text:p>
      <text:p text:style-name="P34">} <text:span text:style-name="T33">else</text:span> {</text:p>
      <text:p text:style-name="P34"><text:soft-page-break/>send_msg(left_socket, request);</text:p>
      <text:p text:style-name="P34">send_msg(parent_socket, recieve_msg(left_socket));</text:p>
      <text:p text:style-name="P34">}</text:p>
      <text:p text:style-name="P34">} <text:span text:style-name="T33">else</text:span> {</text:p>
      <text:p text:style-name="P34"><text:span text:style-name="T33">if</text:span> (right_id == <text:span text:style-name="T35">0</text:span>) {</text:p>
      <text:p text:style-name="P34">msg = <text:span text:style-name="T34">"Error: Not found"</text:span>;</text:p>
      <text:p text:style-name="P34">send_msg(parent_socket, msg);</text:p>
      <text:p text:style-name="P34">} <text:span text:style-name="T33">else</text:span> <text:span text:style-name="T33">if</text:span> (right_id == input_id) {</text:p>
      <text:p text:style-name="P34">msg = <text:span text:style-name="T34">"kill_child"</text:span>;</text:p>
      <text:p text:style-name="P34">send_msg(right_socket, msg);</text:p>
      <text:p text:style-name="P34">msg = recieve_msg(right_socket);</text:p>
      <text:p text:style-name="P34">kill(right_pid, <text:span text:style-name="T33">SIGTERM</text:span>);</text:p>
      <text:p text:style-name="P34">kill(right_pid, <text:span text:style-name="T33">SIGKILL</text:span>);</text:p>
      <text:p text:style-name="P34">right_id = <text:span text:style-name="T35">0</text:span>;</text:p>
      <text:p text:style-name="P34">right_pid = <text:span text:style-name="T35">0</text:span>;</text:p>
      <text:p text:style-name="P34">send_msg(parent_socket, msg);</text:p>
      <text:p text:style-name="P34">} <text:span text:style-name="T33">else</text:span> {</text:p>
      <text:p text:style-name="P34">send_msg(right_socket, request);</text:p>
      <text:p text:style-name="P34">send_msg(parent_socket, recieve_msg(right_socket));</text:p>
      <text:p text:style-name="P34">}</text:p>
      <text:p text:style-name="P34">}</text:p>
      <text:p text:style-name="P35"/>
      <text:p text:style-name="P34">} <text:span text:style-name="T33">else</text:span> <text:span text:style-name="T33">if</text:span> (cmd == <text:span text:style-name="T34">"exec"</text:span>) {</text:p>
      <text:p text:style-name="P34">cmd_stream &gt;&gt; subcmd &gt;&gt; value;</text:p>
      <text:p text:style-name="P34">std::vector&lt;<text:span text:style-name="T33">int</text:span>&gt; path(value);</text:p>
      <text:p text:style-name="P34"><text:span text:style-name="T33">for</text:span>(<text:span text:style-name="T33">int</text:span> i = <text:span text:style-name="T35">0</text:span>; i &lt; value; ++i){</text:p>
      <text:p text:style-name="P34">cmd_stream &gt;&gt; path[i];</text:p>
      <text:p text:style-name="P34">}</text:p>
      <text:p text:style-name="P34"><text:span text:style-name="T33">if</text:span>(path.empty()) {</text:p>
      <text:p text:style-name="P34">msg = <text:span text:style-name="T34">"OK: "</text:span> + std::to_string(id) + <text:span text:style-name="T34">" "</text:span> + subcmd;</text:p>
      <text:p text:style-name="P34"><text:span text:style-name="T33">if</text:span>(subcmd == <text:span text:style-name="T34">"start"</text:span>) {</text:p>
      <text:p text:style-name="P34">start_clock = std::chrono::high_resolution_clock::now();</text:p>
      <text:p text:style-name="P34">flag_clock = <text:span text:style-name="T33">true</text:span>;</text:p>
      <text:p text:style-name="P34">}</text:p>
      <text:p text:style-name="P34"><text:span text:style-name="T33">else</text:span> <text:span text:style-name="T33">if</text:span>(subcmd == <text:span text:style-name="T34">"stop"</text:span>) {</text:p>
      <text:p text:style-name="P34"><text:span text:style-name="T33">if</text:span>(flag_clock) {</text:p>
      <text:p text:style-name="P34">stop_clock = std::chrono::high_resolution_clock::now();</text:p>
      <text:p text:style-name="P34">time_clock += std::chrono::duration_cast&lt;std::chrono::milliseconds&gt;(stop_clock - start_clock).count();</text:p>
      <text:p text:style-name="P34">flag_clock = <text:span text:style-name="T33">false</text:span>;</text:p>
      <text:p text:style-name="P34">}</text:p>
      <text:p text:style-name="P34">} <text:span text:style-name="T33">else</text:span> <text:span text:style-name="T33">if</text:span>(subcmd == <text:span text:style-name="T34">"time"</text:span>) {</text:p>
      <text:p text:style-name="P34">msg += <text:span text:style-name="T34">": "</text:span> + std::to_string(time_clock);</text:p>
      <text:p text:style-name="P34">}</text:p>
      <text:p text:style-name="P34">send_msg(parent_socket, msg);</text:p>
      <text:p text:style-name="P34">} <text:span text:style-name="T33">else</text:span> {</text:p>
      <text:p text:style-name="P34">input_id = path.front();</text:p>
      <text:p text:style-name="P34">path.erase(path.begin());</text:p>
      <text:p text:style-name="P34">res &lt;&lt; <text:span text:style-name="T34">"exec "</text:span> &lt;&lt; subcmd &lt;&lt; <text:span text:style-name="T34">" "</text:span> &lt;&lt; path.size();</text:p>
      <text:p text:style-name="P34"><text:span text:style-name="T33">for</text:span>(<text:span text:style-name="T33">int</text:span> i: path){</text:p>
      <text:p text:style-name="P34">res &lt;&lt; <text:span text:style-name="T34">" "</text:span> &lt;&lt; i;</text:p>
      <text:p text:style-name="P34">}</text:p>
      <text:p text:style-name="P34"><text:span text:style-name="T33">if</text:span> (input_id &lt; id) {</text:p>
      <text:p text:style-name="P34"><text:soft-page-break/>send_msg(left_socket, res.str());</text:p>
      <text:p text:style-name="P34">msg = recieve_msg(left_socket);</text:p>
      <text:p text:style-name="P34">send_msg(parent_socket, msg);</text:p>
      <text:p text:style-name="P34">} <text:span text:style-name="T33">else</text:span> {</text:p>
      <text:p text:style-name="P34">send_msg(right_socket, res.str());</text:p>
      <text:p text:style-name="P34">msg = recieve_msg(right_socket);</text:p>
      <text:p text:style-name="P34">send_msg(parent_socket, msg);</text:p>
      <text:p text:style-name="P34">}</text:p>
      <text:p text:style-name="P34">}</text:p>
      <text:p text:style-name="P35"/>
      <text:p text:style-name="P34">}</text:p>
      <text:p text:style-name="P34"><text:span text:style-name="T33">else</text:span> <text:span text:style-name="T33">if</text:span> (cmd == <text:span text:style-name="T34">"heartbeat"</text:span>) {</text:p>
      <text:p text:style-name="P34">cmd_stream &gt;&gt; time;</text:p>
      <text:p text:style-name="P34">tok.time = time;</text:p>
      <text:p text:style-name="P34">pthread_create(&amp;thread, <text:span text:style-name="T33">nullptr</text:span>, send_ping, &amp;tok);</text:p>
      <text:p text:style-name="P34"><text:span text:style-name="T33">if</text:span> (left_pid != <text:span text:style-name="T35">0</text:span>) {</text:p>
      <text:p text:style-name="P34">send_msg(left_socket, request);</text:p>
      <text:p text:style-name="P34">left_res = recieve_msg(left_socket);</text:p>
      <text:p text:style-name="P34">}</text:p>
      <text:p text:style-name="P34"><text:span text:style-name="T33">if</text:span> (right_pid != <text:span text:style-name="T35">0</text:span>) {</text:p>
      <text:p text:style-name="P34">send_msg(right_socket, request);</text:p>
      <text:p text:style-name="P34">right_res = recieve_msg(right_socket);</text:p>
      <text:p text:style-name="P34">}</text:p>
      <text:p text:style-name="P34"><text:span text:style-name="T33">if</text:span> (!left_res.empty() &amp;&amp; left_res.substr(<text:span text:style-name="T35">0</text:span>, <text:span text:style-name="T35">5</text:span>) != <text:span text:style-name="T34">"Error"</text:span>) {</text:p>
      <text:p text:style-name="P34">msg += left_res + <text:span text:style-name="T34">'\n'</text:span>;</text:p>
      <text:p text:style-name="P34">}</text:p>
      <text:p text:style-name="P34"><text:span text:style-name="T33">if</text:span> (!right_res.empty() &amp;&amp; right_res.substr(<text:span text:style-name="T35">0</text:span>, <text:span text:style-name="T35">5</text:span>) != <text:span text:style-name="T34">"Error"</text:span>) {</text:p>
      <text:p text:style-name="P34">msg += right_res + <text:span text:style-name="T34">'\n'</text:span>;</text:p>
      <text:p text:style-name="P34">}</text:p>
      <text:p text:style-name="P34">msg += <text:span text:style-name="T34">"OK: "</text:span> + std::to_string(id);</text:p>
      <text:p text:style-name="P34">send_msg(parent_socket, msg);</text:p>
      <text:p text:style-name="P35"/>
      <text:p text:style-name="P34">} <text:span text:style-name="T33">else</text:span> <text:span text:style-name="T33">if</text:span> (cmd == <text:span text:style-name="T34">"kill_child"</text:span>) {</text:p>
      <text:p text:style-name="P34"><text:span text:style-name="T33">if</text:span> (left_pid == <text:span text:style-name="T35">0</text:span> &amp;&amp; right_pid == <text:span text:style-name="T35">0</text:span>) {</text:p>
      <text:p text:style-name="P34">msg = <text:span text:style-name="T34">"OK"</text:span>;</text:p>
      <text:p text:style-name="P34">send_msg(parent_socket, msg);</text:p>
      <text:p text:style-name="P34">} <text:span text:style-name="T33">else</text:span> {</text:p>
      <text:p text:style-name="P34"><text:span text:style-name="T33">if</text:span> (left_pid != <text:span text:style-name="T35">0</text:span>) {</text:p>
      <text:p text:style-name="P34">msg = <text:span text:style-name="T34">"kill_child"</text:span>;</text:p>
      <text:p text:style-name="P34">send_msg(left_socket, msg);</text:p>
      <text:p text:style-name="P34">recieve_msg(left_socket);</text:p>
      <text:p text:style-name="P34">kill(left_pid, <text:span text:style-name="T33">SIGTERM</text:span>);</text:p>
      <text:p text:style-name="P34">kill(left_pid, <text:span text:style-name="T33">SIGKILL</text:span>);</text:p>
      <text:p text:style-name="P34">}</text:p>
      <text:p text:style-name="P34"><text:span text:style-name="T33">if</text:span> (right_pid != <text:span text:style-name="T35">0</text:span>) {</text:p>
      <text:p text:style-name="P34">msg = <text:span text:style-name="T34">"kill_child"</text:span>;</text:p>
      <text:p text:style-name="P34">send_msg(right_socket, msg);</text:p>
      <text:p text:style-name="P34">recieve_msg(right_socket);</text:p>
      <text:p text:style-name="P34">kill(right_pid, <text:span text:style-name="T33">SIGTERM</text:span>);</text:p>
      <text:p text:style-name="P34">kill(right_pid, <text:span text:style-name="T33">SIGKILL</text:span>);</text:p>
      <text:p text:style-name="P34">}</text:p>
      <text:p text:style-name="P34">msg = <text:span text:style-name="T34">"OK"</text:span>;</text:p>
      <text:p text:style-name="P34"><text:soft-page-break/>send_msg(parent_socket, msg);</text:p>
      <text:p text:style-name="P34">}</text:p>
      <text:p text:style-name="P34">}</text:p>
      <text:p text:style-name="P34"><text:span text:style-name="T33">if</text:span> (port_parent == <text:span text:style-name="T35">0</text:span>) {</text:p>
      <text:p text:style-name="P34"><text:span text:style-name="T33">break</text:span>;</text:p>
      <text:p text:style-name="P34">}</text:p>
      <text:p text:style-name="P34">}</text:p>
      <text:p text:style-name="P34"><text:span text:style-name="T33">return</text:span> <text:span text:style-name="T35">0</text:span>;</text:p>
      <text:p text:style-name="P34">}</text:p>
      <text:p text:style-name="P32"/>
      <text:p text:style-name="P45">server.hpp</text:p>
      <text:p text:style-name="P45"/>
      <text:p text:style-name="P36">//</text:p>
      <text:p text:style-name="P37">// Created by nikita on 2<text:span text:style-name="T32">4</text:span>.12.2020.</text:p>
      <text:p text:style-name="P37">//</text:p>
      <text:p text:style-name="P35"/>
      <text:p text:style-name="P38">#ifndef LAB6_8_SERVER_HPP</text:p>
      <text:p text:style-name="P34"><text:span text:style-name="T33">#define LAB6_8_SERVER_HPP</text:span></text:p>
      <text:p text:style-name="P34"><text:span text:style-name="T33">#include</text:span><text:span text:style-name="T34">&lt;zmqpp/zmqpp.hpp&gt;</text:span></text:p>
      <text:p text:style-name="P34"><text:span text:style-name="T33">#include</text:span><text:span text:style-name="T34">&lt;unistd.h&gt;</text:span></text:p>
      <text:p text:style-name="P34"><text:span text:style-name="T33">#include</text:span><text:span text:style-name="T34">&lt;iostream&gt;</text:span></text:p>
      <text:p text:style-name="P34"><text:span text:style-name="T33">#include</text:span><text:span text:style-name="T34">&lt;string&gt;</text:span></text:p>
      <text:p text:style-name="P34"><text:span text:style-name="T33">#define check(VAL, BADVAL, MSG) if (VAL </text:span>==<text:span text:style-name="T33"> BADVAL) { perror(MSG); exit(</text:span><text:span text:style-name="T35">1</text:span><text:span text:style-name="T33">); }</text:span></text:p>
      <text:p text:style-name="P35"/>
      <text:p text:style-name="P34"><text:span text:style-name="T33">const</text:span> std::string host = <text:span text:style-name="T34">"tcp://127.0.0.1:"</text:span>;</text:p>
      <text:p text:style-name="P35"/>
      <text:p text:style-name="P34"><text:span text:style-name="T33">int</text:span> get_port() {</text:p>
      <text:p text:style-name="P34"><text:span text:style-name="T33">static</text:span> <text:span text:style-name="T33">unsigned</text:span> <text:span text:style-name="T33">int</text:span> port(<text:span text:style-name="T35">3000</text:span>);</text:p>
      <text:p text:style-name="P34"><text:span text:style-name="T33">static</text:span> zmqpp::context context;</text:p>
      <text:p text:style-name="P34"><text:span text:style-name="T33">static</text:span> zmqpp::socket socket(context, zmqpp::socket_type::<text:span text:style-name="T35">pull</text:span>);</text:p>
      <text:p text:style-name="P34"><text:span text:style-name="T33">while</text:span> (<text:span text:style-name="T33">true</text:span>) {</text:p>
      <text:p text:style-name="P34">std::cout &lt;&lt; <text:span text:style-name="T34">"trying "</text:span> &lt;&lt; port;</text:p>
      <text:p text:style-name="P34"><text:span text:style-name="T33">try</text:span> {</text:p>
      <text:p text:style-name="P34">socket.bind(host + std::to_string(port));</text:p>
      <text:p text:style-name="P34">} <text:span text:style-name="T33">catch</text:span> (zmqpp::zmq_internal_exception&amp; ex) {</text:p>
      <text:p text:style-name="P34">++port;</text:p>
      <text:p text:style-name="P34">std::cout &lt;&lt; std::endl;</text:p>
      <text:p text:style-name="P34"><text:span text:style-name="T33">continue</text:span>;</text:p>
      <text:p text:style-name="P34">}</text:p>
      <text:p text:style-name="P34">socket.unbind(host + std::to_string(port));</text:p>
      <text:p text:style-name="P34">std::cout &lt;&lt; <text:span text:style-name="T34">" ok"</text:span> &lt;&lt; std::endl;</text:p>
      <text:p text:style-name="P34"><text:span text:style-name="T33">return</text:span> port++;</text:p>
      <text:p text:style-name="P34">}</text:p>
      <text:p text:style-name="P34">}</text:p>
      <text:p text:style-name="P35"/>
      <text:p text:style-name="P34"><text:span text:style-name="T33">void</text:span> create_node(<text:span text:style-name="T33">int&amp;</text:span> id, <text:span text:style-name="T33">int&amp;</text:span> port, <text:span text:style-name="T33">int&amp;</text:span> ping_port) {</text:p>
      <text:p text:style-name="P34"><text:span text:style-name="T33">char</text:span>* arg_node = strdup(<text:span text:style-name="T34">"./node"</text:span>);</text:p>
      <text:p text:style-name="P34"><text:span text:style-name="T33">char</text:span>* arg_id = strdup((std::to_string(id)).c_str());</text:p>
      <text:p text:style-name="P34"><text:span text:style-name="T33">char</text:span>* arg_port = strdup((std::to_string(port)).c_str());</text:p>
      <text:p text:style-name="P34"><text:span text:style-name="T33">char</text:span>* arg_ping_port = strdup((std::to_string(ping_port)).c_str());</text:p>
      <text:p text:style-name="P34"><text:span text:style-name="T33">char</text:span>* args[] = {arg_node, arg_id, arg_port, arg_ping_port, <text:span text:style-name="T33">nullptr</text:span>};</text:p>
      <text:p text:style-name="P34"><text:soft-page-break/>execv(<text:span text:style-name="T34">"./node"</text:span>, args);</text:p>
      <text:p text:style-name="P34">}</text:p>
      <text:p text:style-name="P35"/>
      <text:p text:style-name="P34"><text:span text:style-name="T33">bool</text:span> send_msg(zmqpp::socket<text:span text:style-name="T33">&amp;</text:span> socket, <text:span text:style-name="T33">const</text:span> std::string<text:span text:style-name="T33">&amp;</text:span> msg) {</text:p>
      <text:p text:style-name="P34">zmqpp::message message;</text:p>
      <text:p text:style-name="P34">message &lt;&lt; msg;</text:p>
      <text:p text:style-name="P34"><text:span text:style-name="T33">try</text:span> {</text:p>
      <text:p text:style-name="P34">socket.send(message);</text:p>
      <text:p text:style-name="P34"><text:span text:style-name="T33">return</text:span> <text:span text:style-name="T33">true</text:span>;</text:p>
      <text:p text:style-name="P34">} <text:span text:style-name="T33">catch</text:span>(...) {</text:p>
      <text:p text:style-name="P34"><text:span text:style-name="T33">return</text:span> <text:span text:style-name="T33">false</text:span>;</text:p>
      <text:p text:style-name="P34">}</text:p>
      <text:p text:style-name="P34">}</text:p>
      <text:p text:style-name="P35"/>
      <text:p text:style-name="P34">std::string recieve_msg(zmqpp::socket<text:span text:style-name="T33">&amp;</text:span> socket) {</text:p>
      <text:p text:style-name="P34">zmqpp::message message;</text:p>
      <text:p text:style-name="P34"><text:span text:style-name="T33">try</text:span> {</text:p>
      <text:p text:style-name="P34">socket.receive(message);</text:p>
      <text:p text:style-name="P34">} <text:span text:style-name="T33">catch</text:span>(zmqpp::zmq_internal_exception&amp; e) {</text:p>
      <text:p text:style-name="P34">message = <text:span text:style-name="T33">false</text:span>;</text:p>
      <text:p text:style-name="P34">}</text:p>
      <text:p text:style-name="P34">std::string answer;</text:p>
      <text:p text:style-name="P34">message &gt;&gt; answer;</text:p>
      <text:p text:style-name="P34"><text:span text:style-name="T33">return</text:span> answer;</text:p>
      <text:p text:style-name="P34">}</text:p>
      <text:p text:style-name="P35"/>
      <text:p text:style-name="P34"><text:span text:style-name="T33">int</text:span> bind_socket(zmqpp::socket<text:span text:style-name="T33">&amp;</text:span> socket) {</text:p>
      <text:p text:style-name="P34"><text:span text:style-name="T33">int</text:span> port = <text:span text:style-name="T35">3000</text:span>;</text:p>
      <text:p text:style-name="P34"><text:span text:style-name="T33">while</text:span> (<text:span text:style-name="T33">true</text:span>) {</text:p>
      <text:p text:style-name="P34"><text:span text:style-name="T33">try</text:span> {</text:p>
      <text:p text:style-name="P34">socket.bind(host+std::to_string(port));</text:p>
      <text:p text:style-name="P34"><text:span text:style-name="T33">break</text:span>;</text:p>
      <text:p text:style-name="P34">} <text:span text:style-name="T33">catch</text:span>(zmqpp::zmq_internal_exception&amp; e) {</text:p>
      <text:p text:style-name="P34">++port;</text:p>
      <text:p text:style-name="P34">}</text:p>
      <text:p text:style-name="P34">}</text:p>
      <text:p text:style-name="P34"><text:span text:style-name="T33">return</text:span> port;</text:p>
      <text:p text:style-name="P34">}</text:p>
      <text:p text:style-name="P34"><text:span text:style-name="T33">#endif</text:span><text:span text:style-name="T36"> //LAB6_8_SERVER_HPP</text:span></text:p>
      <text:p text:style-name="P34"/>
      <text:p text:style-name="P45">BinTree.hpp</text:p>
      <text:p text:style-name="P45"/>
      <text:p text:style-name="P36">//</text:p>
      <text:p text:style-name="P37">// Created by nikita on 2<text:span text:style-name="T32">4</text:span>.12.2020.</text:p>
      <text:p text:style-name="P37">//</text:p>
      <text:p text:style-name="P35"/>
      <text:p text:style-name="P38">#ifndef INC_6_NETWORK_NODS_BINTREE_HPP</text:p>
      <text:p text:style-name="P34"><text:span text:style-name="T33">#define INC_6_NETWORK_NODS_BINTREE_HPP</text:span></text:p>
      <text:p text:style-name="P34"><text:span text:style-name="T33">#include </text:span><text:span text:style-name="T34">&lt;iostream&gt;</text:span></text:p>
      <text:p text:style-name="P34"><text:span text:style-name="T33">#include </text:span><text:span text:style-name="T34">&lt;vector&gt;</text:span></text:p>
      <text:p text:style-name="P35"/>
      <text:p text:style-name="P34"><text:soft-page-break/><text:span text:style-name="T33">class</text:span> BinTree {</text:p>
      <text:p text:style-name="P38">private:</text:p>
      <text:p text:style-name="P34"><text:span text:style-name="T33">struct</text:span> Node{</text:p>
      <text:p text:style-name="P34">Node(<text:span text:style-name="T33">int</text:span> id_): id(id_){}</text:p>
      <text:p text:style-name="P34"><text:span text:style-name="T33">int</text:span> id;</text:p>
      <text:p text:style-name="P34"><text:span text:style-name="T33">int</text:span> time = <text:span text:style-name="T35">0</text:span>;</text:p>
      <text:p text:style-name="P34">Node *left = <text:span text:style-name="T33">nullptr</text:span>;</text:p>
      <text:p text:style-name="P34">Node *right = <text:span text:style-name="T33">nullptr</text:span>;</text:p>
      <text:p text:style-name="P34">};</text:p>
      <text:p text:style-name="P35"/>
      <text:p text:style-name="P34">Node *head = <text:span text:style-name="T33">nullptr</text:span>;</text:p>
      <text:p text:style-name="P38">public:</text:p>
      <text:p text:style-name="P38">public:</text:p>
      <text:p text:style-name="P34">BinTree() = <text:span text:style-name="T33">default</text:span>;</text:p>
      <text:p text:style-name="P34">~BinTree(){</text:p>
      <text:p text:style-name="P34"><text:span text:style-name="T33">this</text:span>-&gt;destroy(<text:span text:style-name="T33">this</text:span>-&gt;head);</text:p>
      <text:p text:style-name="P34">}</text:p>
      <text:p text:style-name="P35"/>
      <text:p text:style-name="P34">std::vector&lt;<text:span text:style-name="T33">int</text:span>&gt; get_all_nodes(Node<text:span text:style-name="T33">*</text:span> node=<text:span text:style-name="T33">nullptr</text:span>) {</text:p>
      <text:p text:style-name="P34">std::vector&lt;<text:span text:style-name="T33">int</text:span>&gt; result;</text:p>
      <text:p text:style-name="P34"><text:span text:style-name="T33">if</text:span> (node == <text:span text:style-name="T33">nullptr</text:span>)</text:p>
      <text:p text:style-name="P34">node = <text:span text:style-name="T33">this</text:span>-&gt;head;</text:p>
      <text:p text:style-name="P34"><text:span text:style-name="T33">this</text:span>-&gt;all_nodes(node, result);</text:p>
      <text:p text:style-name="P34"><text:span text:style-name="T33">return</text:span> result;</text:p>
      <text:p text:style-name="P34">}</text:p>
      <text:p text:style-name="P35"/>
      <text:p text:style-name="P34"><text:span text:style-name="T33">void</text:span> add_time(){</text:p>
      <text:p text:style-name="P34">add_time_inside(<text:span text:style-name="T33">this</text:span>-&gt;head);</text:p>
      <text:p text:style-name="P34">}</text:p>
      <text:p text:style-name="P35"/>
      <text:p text:style-name="P34"><text:span text:style-name="T33">void</text:span> add_time_inside(Node<text:span text:style-name="T33">*</text:span> node){</text:p>
      <text:p text:style-name="P34"><text:span text:style-name="T33">if</text:span>(node == <text:span text:style-name="T33">nullptr</text:span>){</text:p>
      <text:p text:style-name="P34"><text:span text:style-name="T33">return</text:span>;</text:p>
      <text:p text:style-name="P34">}</text:p>
      <text:p text:style-name="P34"><text:span text:style-name="T33">else</text:span>{</text:p>
      <text:p text:style-name="P34">node-&gt;time++;</text:p>
      <text:p text:style-name="P34">}</text:p>
      <text:p text:style-name="P34">add_time_inside(node-&gt;left);</text:p>
      <text:p text:style-name="P34">add_time_inside(node-&gt;right);</text:p>
      <text:p text:style-name="P34">}</text:p>
      <text:p text:style-name="P35"/>
      <text:p text:style-name="P34">std::vector&lt;<text:span text:style-name="T33">int</text:span>&gt; unable_nodes(<text:span text:style-name="T33">int</text:span> time){</text:p>
      <text:p text:style-name="P34">std::vector&lt;<text:span text:style-name="T33">int</text:span>&gt; res;</text:p>
      <text:p text:style-name="P34">unable_nodes_inside(<text:span text:style-name="T33">this</text:span>-&gt;head, res, time);</text:p>
      <text:p text:style-name="P34"><text:span text:style-name="T33">return</text:span> res;</text:p>
      <text:p text:style-name="P34">}</text:p>
      <text:p text:style-name="P35"/>
      <text:p text:style-name="P34"><text:span text:style-name="T33">void</text:span> reset(<text:span text:style-name="T33">int</text:span> id){</text:p>
      <text:p text:style-name="P34">reset_inside(<text:span text:style-name="T33">this</text:span>-&gt;head, id);</text:p>
      <text:p text:style-name="P34">}</text:p>
      <text:p text:style-name="P35"/>
      <text:p text:style-name="P34"><text:span text:style-name="T33">void</text:span> reset_inside(Node<text:span text:style-name="T33">*</text:span> node, <text:span text:style-name="T33">int</text:span> id){</text:p>
      <text:p text:style-name="P34"><text:soft-page-break/><text:span text:style-name="T33">if</text:span>(node == <text:span text:style-name="T33">nullptr</text:span>){</text:p>
      <text:p text:style-name="P34"><text:span text:style-name="T33">return</text:span>;</text:p>
      <text:p text:style-name="P34">}</text:p>
      <text:p text:style-name="P34"><text:span text:style-name="T33">else</text:span> <text:span text:style-name="T33">if</text:span>(node-&gt;id == id){</text:p>
      <text:p text:style-name="P34">node-&gt;time = <text:span text:style-name="T35">0</text:span>;</text:p>
      <text:p text:style-name="P34"><text:span text:style-name="T33">return</text:span>;</text:p>
      <text:p text:style-name="P34">}</text:p>
      <text:p text:style-name="P34"><text:span text:style-name="T33">else</text:span> <text:span text:style-name="T33">if</text:span>(id &gt; node-&gt;id) {</text:p>
      <text:p text:style-name="P34">reset_inside(node-&gt;right, id);</text:p>
      <text:p text:style-name="P34">}</text:p>
      <text:p text:style-name="P34"><text:span text:style-name="T33">else</text:span> <text:span text:style-name="T33">if</text:span>(id &lt; node-&gt;id){</text:p>
      <text:p text:style-name="P34">reset_inside(node-&gt;left, id);</text:p>
      <text:p text:style-name="P34">}</text:p>
      <text:p text:style-name="P34">}</text:p>
      <text:p text:style-name="P35"/>
      <text:p text:style-name="P34"><text:span text:style-name="T33">void</text:span> unable_nodes_inside(Node<text:span text:style-name="T33">*</text:span> node, std::vector&lt;<text:span text:style-name="T33">int</text:span>&gt;<text:span text:style-name="T33">&amp;</text:span>res, <text:span text:style-name="T33">int</text:span> time){</text:p>
      <text:p text:style-name="P34"><text:span text:style-name="T33">if</text:span>(node == <text:span text:style-name="T33">nullptr</text:span>){</text:p>
      <text:p text:style-name="P34"><text:span text:style-name="T33">return</text:span>;</text:p>
      <text:p text:style-name="P34">}</text:p>
      <text:p text:style-name="P34"><text:span text:style-name="T33">if</text:span>(node-&gt;time &gt; <text:span text:style-name="T35">4</text:span> * time){</text:p>
      <text:p text:style-name="P34">res.push_back(node-&gt;id);</text:p>
      <text:p text:style-name="P34">}</text:p>
      <text:p text:style-name="P34">unable_nodes_inside(node-&gt;left, res, time);</text:p>
      <text:p text:style-name="P34">unable_nodes_inside(node-&gt;right, res, time);</text:p>
      <text:p text:style-name="P34">}</text:p>
      <text:p text:style-name="P34">std::vector&lt;<text:span text:style-name="T33">int</text:span>&gt; get_path_to(<text:span text:style-name="T33">int&amp;</text:span> id, Node<text:span text:style-name="T33">*</text:span> node=<text:span text:style-name="T33">nullptr</text:span>) {</text:p>
      <text:p text:style-name="P34">std::vector&lt;<text:span text:style-name="T33">int</text:span>&gt; path;</text:p>
      <text:p text:style-name="P34"><text:span text:style-name="T33">if</text:span> (node == <text:span text:style-name="T33">nullptr</text:span>)</text:p>
      <text:p text:style-name="P34">node = <text:span text:style-name="T33">this</text:span>-&gt;head;</text:p>
      <text:p text:style-name="P34"><text:span text:style-name="T33">this</text:span>-&gt;find_path(node, id, path);</text:p>
      <text:p text:style-name="P34"><text:span text:style-name="T33">return</text:span> path;</text:p>
      <text:p text:style-name="P34">}</text:p>
      <text:p text:style-name="P35"/>
      <text:p text:style-name="P34"><text:span text:style-name="T33">bool</text:span> contains(<text:span text:style-name="T33">int&amp;</text:span> id) <text:span text:style-name="T33">const</text:span>{</text:p>
      <text:p text:style-name="P34">Node* tmp = <text:span text:style-name="T33">this</text:span>-&gt;head;</text:p>
      <text:p text:style-name="P34"><text:span text:style-name="T33">while</text:span>(tmp != <text:span text:style-name="T33">nullptr</text:span>){</text:p>
      <text:p text:style-name="P34"><text:span text:style-name="T33">if</text:span>(tmp-&gt;id == id)</text:p>
      <text:p text:style-name="P34"><text:span text:style-name="T33">break</text:span>;</text:p>
      <text:p text:style-name="P34"><text:span text:style-name="T33">else</text:span> <text:span text:style-name="T33">if</text:span>(id &gt; tmp-&gt;id)</text:p>
      <text:p text:style-name="P34">tmp = tmp-&gt;right;</text:p>
      <text:p text:style-name="P34"><text:span text:style-name="T33">else</text:span> <text:span text:style-name="T33">if</text:span>(id &lt; tmp-&gt;id)</text:p>
      <text:p text:style-name="P34">tmp = tmp-&gt;right;</text:p>
      <text:p text:style-name="P34">}</text:p>
      <text:p text:style-name="P34"><text:span text:style-name="T33">return</text:span> tmp != <text:span text:style-name="T33">nullptr</text:span>;</text:p>
      <text:p text:style-name="P34">}</text:p>
      <text:p text:style-name="P35"/>
      <text:p text:style-name="P34"><text:span text:style-name="T33">void</text:span> insert(<text:span text:style-name="T33">int&amp;</text:span> id){</text:p>
      <text:p text:style-name="P34"><text:span text:style-name="T33">if</text:span>(<text:span text:style-name="T33">this</text:span>-&gt;head == <text:span text:style-name="T33">nullptr</text:span>){</text:p>
      <text:p text:style-name="P34"><text:span text:style-name="T33">this</text:span>-&gt;head = <text:span text:style-name="T33">new</text:span> Node(id);</text:p>
      <text:p text:style-name="P34"><text:span text:style-name="T33">return</text:span>;</text:p>
      <text:p text:style-name="P34">}</text:p>
      <text:p text:style-name="P34">Node* tmp = <text:span text:style-name="T33">this</text:span>-&gt;head;</text:p>
      <text:p text:style-name="P34"><text:soft-page-break/><text:span text:style-name="T33">while</text:span>(tmp != <text:span text:style-name="T33">nullptr</text:span>){</text:p>
      <text:p text:style-name="P34"><text:span text:style-name="T33">if</text:span>(tmp-&gt;id == id)</text:p>
      <text:p text:style-name="P34"><text:span text:style-name="T33">break</text:span>;</text:p>
      <text:p text:style-name="P34"><text:span text:style-name="T33">else</text:span> <text:span text:style-name="T33">if</text:span>(id &lt; tmp-&gt;id){</text:p>
      <text:p text:style-name="P34"><text:span text:style-name="T33">if</text:span>(tmp-&gt;left == <text:span text:style-name="T33">nullptr</text:span>){</text:p>
      <text:p text:style-name="P34">tmp-&gt;left = <text:span text:style-name="T33">new</text:span> Node(id);</text:p>
      <text:p text:style-name="P34"><text:span text:style-name="T33">break</text:span>;</text:p>
      <text:p text:style-name="P34">}</text:p>
      <text:p text:style-name="P34">tmp = tmp-&gt;left;</text:p>
      <text:p text:style-name="P34">}</text:p>
      <text:p text:style-name="P34"><text:span text:style-name="T33">else</text:span> <text:span text:style-name="T33">if</text:span>(id &gt; tmp-&gt;id){</text:p>
      <text:p text:style-name="P34"><text:span text:style-name="T33">if</text:span>(tmp-&gt;right == <text:span text:style-name="T33">nullptr</text:span>){</text:p>
      <text:p text:style-name="P34">tmp-&gt;right = <text:span text:style-name="T33">new</text:span> Node(id);</text:p>
      <text:p text:style-name="P34"><text:span text:style-name="T33">break</text:span>;</text:p>
      <text:p text:style-name="P34">}</text:p>
      <text:p text:style-name="P34">tmp = tmp-&gt;right;</text:p>
      <text:p text:style-name="P34">}</text:p>
      <text:p text:style-name="P34">}</text:p>
      <text:p text:style-name="P34">}</text:p>
      <text:p text:style-name="P35"/>
      <text:p text:style-name="P34"><text:span text:style-name="T33">void</text:span> erase(<text:span text:style-name="T33">int&amp;</text:span> id){</text:p>
      <text:p text:style-name="P34">Node* prev = <text:span text:style-name="T33">nullptr</text:span>;</text:p>
      <text:p text:style-name="P34">Node* tmp = <text:span text:style-name="T33">this</text:span>-&gt;head;</text:p>
      <text:p text:style-name="P34"><text:span text:style-name="T33">while</text:span>(tmp != <text:span text:style-name="T33">nullptr</text:span>){</text:p>
      <text:p text:style-name="P34"><text:span text:style-name="T33">if</text:span> (id == tmp-&gt;id) {</text:p>
      <text:p text:style-name="P34"><text:span text:style-name="T33">if</text:span> (prev == <text:span text:style-name="T33">nullptr</text:span>) {</text:p>
      <text:p text:style-name="P34"><text:span text:style-name="T33">this</text:span>-&gt;head = <text:span text:style-name="T33">nullptr</text:span>;</text:p>
      <text:p text:style-name="P34">} <text:span text:style-name="T33">else</text:span> {</text:p>
      <text:p text:style-name="P34"><text:span text:style-name="T33">if</text:span> (prev-&gt;left == tmp) {</text:p>
      <text:p text:style-name="P34">prev-&gt;left = <text:span text:style-name="T33">nullptr</text:span>;</text:p>
      <text:p text:style-name="P34">} <text:span text:style-name="T33">else</text:span> {</text:p>
      <text:p text:style-name="P34">prev-&gt;right = <text:span text:style-name="T33">nullptr</text:span>;</text:p>
      <text:p text:style-name="P34">}</text:p>
      <text:p text:style-name="P34">}</text:p>
      <text:p text:style-name="P34">destroy(tmp);</text:p>
      <text:p text:style-name="P34">} <text:span text:style-name="T33">else</text:span> <text:span text:style-name="T33">if</text:span>(id &lt; tmp-&gt;id) {</text:p>
      <text:p text:style-name="P34">prev = tmp;</text:p>
      <text:p text:style-name="P34">tmp = tmp-&gt;left;</text:p>
      <text:p text:style-name="P34">} <text:span text:style-name="T33">else</text:span> <text:span text:style-name="T33">if</text:span>(id &gt; tmp-&gt;id) {</text:p>
      <text:p text:style-name="P34">prev = tmp;</text:p>
      <text:p text:style-name="P34">tmp = tmp-&gt;right;</text:p>
      <text:p text:style-name="P34">}</text:p>
      <text:p text:style-name="P34">}</text:p>
      <text:p text:style-name="P34">}</text:p>
      <text:p text:style-name="P35"/>
      <text:p text:style-name="P34"><text:span text:style-name="T33">void</text:span> all_nodes(Node<text:span text:style-name="T33">*</text:span> node, std::vector&lt;<text:span text:style-name="T33">int</text:span>&gt;<text:span text:style-name="T33">&amp;</text:span> vec) <text:span text:style-name="T33">const</text:span>{</text:p>
      <text:p text:style-name="P34"><text:span text:style-name="T33">if</text:span>(node == <text:span text:style-name="T33">nullptr</text:span>)</text:p>
      <text:p text:style-name="P34"><text:span text:style-name="T33">return</text:span>;</text:p>
      <text:p text:style-name="P34"><text:span text:style-name="T33">this</text:span>-&gt;all_nodes(node-&gt;left, vec);</text:p>
      <text:p text:style-name="P34">vec.push_back(node-&gt;id);</text:p>
      <text:p text:style-name="P34"><text:span text:style-name="T33">this</text:span>-&gt;all_nodes(node-&gt;right, vec);</text:p>
      <text:p text:style-name="P34">}</text:p>
      <text:p text:style-name="P35"><text:soft-page-break/></text:p>
      <text:p text:style-name="P34"><text:span text:style-name="T33">void</text:span> find_path(Node<text:span text:style-name="T33">*</text:span> node, <text:span text:style-name="T33">int&amp;</text:span> id, std::vector&lt;<text:span text:style-name="T33">int</text:span>&gt;<text:span text:style-name="T33">&amp;</text:span> path) {</text:p>
      <text:p text:style-name="P34"><text:span text:style-name="T33">while</text:span>(node != <text:span text:style-name="T33">nullptr</text:span>){</text:p>
      <text:p text:style-name="P34">path.push_back(node-&gt;id);</text:p>
      <text:p text:style-name="P34"><text:span text:style-name="T33">if</text:span>(node-&gt;id == id)</text:p>
      <text:p text:style-name="P34"><text:span text:style-name="T33">break</text:span>;</text:p>
      <text:p text:style-name="P34"><text:span text:style-name="T33">else</text:span> <text:span text:style-name="T33">if</text:span>(id &gt; node-&gt;id)</text:p>
      <text:p text:style-name="P34">node = node-&gt;right;</text:p>
      <text:p text:style-name="P34"><text:span text:style-name="T33">else</text:span> <text:span text:style-name="T33">if</text:span>(id &lt; node-&gt;id)</text:p>
      <text:p text:style-name="P34">node = node-&gt;left;</text:p>
      <text:p text:style-name="P34">}</text:p>
      <text:p text:style-name="P34">}</text:p>
      <text:p text:style-name="P35"/>
      <text:p text:style-name="P34"><text:span text:style-name="T33">void</text:span> destroy(Node<text:span text:style-name="T33">*</text:span> node){</text:p>
      <text:p text:style-name="P34"><text:span text:style-name="T33">if</text:span>(node == <text:span text:style-name="T33">nullptr</text:span>)</text:p>
      <text:p text:style-name="P34"><text:span text:style-name="T33">return</text:span>;</text:p>
      <text:p text:style-name="P34">destroy(node-&gt;right);</text:p>
      <text:p text:style-name="P34">destroy(node-&gt;left);</text:p>
      <text:p text:style-name="P34"><text:span text:style-name="T33">delete</text:span> node;</text:p>
      <text:p text:style-name="P34">}</text:p>
      <text:p text:style-name="P34">};</text:p>
      <text:p text:style-name="P34"><text:span text:style-name="T33">#endif</text:span><text:span text:style-name="T36"> //INC_6_NETWORK_NODS_BINTREE_HPP</text:span></text:p>
      <text:p text:style-name="P32"/>
      <text:p text:style-name="P45"/>
      <text:p text:style-name="P45"/>
      <text:p text:style-name="P15"><text:span text:style-name="T5">5. </text:span><text:span text:style-name="T4">Вывод</text:span><text:span text:style-name="T5">ы</text:span></text:p>
      <text:p text:style-name="P16"><text:span text:style-name="T10"><text:tab/>По мере выполнения данной лабораторной работы я освоил большое количество навыков: </text:span><text:span text:style-name="T11">в</text:span><text:span text:style-name="T10"> первую очередь, <text:s/>научился работать с очередями сообщений. На примере библиотеки ZeroMQ я описал взаимодействие между двумя разными программами с помощью неё. </text:span></text:p>
      <text:p text:style-name="P16"><text:span text:style-name="T10"><text:tab/>Также я описал бинарное дерево с поддержкой различных операций, в том числе — хранение </text:span><text:span text:style-name="T11">в узлах дерева словаря. Это было нетрудно, благо, </text:span><text:span text:style-name="T14">в курсе дискретного анализа у меня уже была практика написания бинарных деревьев поиска.</text:span></text:p>
      <text:p text:style-name="P16"><text:span text:style-name="T10"><text:tab/>Помимо </text:span><text:span text:style-name="T11">всего </text:span><text:span text:style-name="T10">этого, удалось реализовать </text:span><text:span text:style-name="T14">проверку доступности узлов</text:span><text:span text:style-name="T10"> — </text:span><text:span text:style-name="T14">heartbeat</text:span><text:span text:style-name="T10">. </text:span><text:span text:style-name="T14">Такой способ проверки доступности полезен, чтобы увидеть, когда падает та или иная программа. Преимущество такого подхода заключается в том, что узлы сами сообщают о том, что они живы, и в итоге хосту остаётся только принимать сообщения от узлов (что и сделано в main.cpp при помощи отдельного потока, который занят только тем, что принимает ping от дочерних узлов).</text:span><text:span text:style-name="T10"> </text:span></text:p>
      <text:p text:style-name="P18"><text:span text:style-name="T26"><text:tab/>ZeroMQ — прекрасная технология, мне понравилось с ней работать, </text:span><text:span text:style-name="T27">её документация проста и ясна</text:span><text:span text:style-name="T26">. Функции описываются на «высокоуровневом» языке, </text:span><text:span text:style-name="T27">что позволяет сократить время написания </text:span><text:soft-page-break/><text:span text:style-name="T27">кода</text:span><text:span text:style-name="T26">. Плюс ко всему есть </text:span><text:span text:style-name="T27">встроенные типы сокетов, шаблоны publisher/sunscriber и прочие удобства, которые упрощают быстрое написание программы</text:span><text:span text:style-name="T26">. </text:span><text:span text:style-name="T28">Также радует, что </text:span><text:span text:style-name="T3">библиотека является кроссплатформенной.</text:span></text:p>
      <text:p text:style-name="P17"><text:span text:style-name="Основной_20_шрифт_20_абзаца"><text:span text:style-name="T1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Liberation Sans" style:font-family-asian="'Liberation Sans'" style:font-family-generic-asian="roman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_20__28_user_29_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_20__28_user_29_" style:class="html">
      <style:paragraph-properties fo:hyphenation-ladder-count="no-limit"/>
      <style:text-properties style:font-name="Liberation Mono" fo:font-family="'Liberation Mono'" style:font-family-generic="system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" style:font-family-complex="'Liberation Mono'" style:font-family-generic-complex="system" style:font-pitch-complex="variable" style:font-size-complex="10pt" fo:hyphenate="false" loext:hyphenation-no-caps="false"/>
    </style:style>
    <style:style style:name="Обычный_20__28_Интернет_29_" style:display-name="Обычный (Интернет)" style:family="paragraph" style:parent-style-name="Standard_20__28_user_29_">
      <style:paragraph-properties fo:margin-top="0.494cm" fo:margin-bottom="0.494cm" loext:contextual-spacing="false" fo:hyphenation-ladder-count="no-limit"/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language-asian="ru" style:country-asian="RU" style:font-name-complex="Times New Roman1" style:font-family-complex="'Times New Roman'" style:font-family-generic-complex="roman" style:font-pitch-complex="variable"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Source_20_Text" style:display-name="Source Text" style:family="text">
      <style:text-properties style:font-name="Liberation Mono" fo:font-family="'Liberation Mono'" style:font-family-generic="system" style:font-pitch="variable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Valera Anisimov</meta:initial-creator>
    <meta:creation-date>2019-11-21T21:45:00Z</meta:creation-date>
    <dc:date>2021-01-10T19:02:47.635157693</dc:date>
    <meta:editing-cycles>6</meta:editing-cycles>
    <meta:editing-duration>PT3H15M15S</meta:editing-duration>
    <meta:document-statistic meta:table-count="2" meta:image-count="0" meta:object-count="0" meta:page-count="30" meta:paragraph-count="854" meta:word-count="6409" meta:character-count="71331" meta:non-whitespace-character-count="65697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Downloads/Telegram%20Desktop/otchetlros6.odt/Normal"/>
  </office:meta>
</office:document-meta>
</file>